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1.859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10expFull" table:style-name="ta1">
        <table:shapes>
          <draw:frame draw:z-index="0" draw:style-name="gr1" draw:text-style-name="P1" svg:width="15.984cm" svg:height="9.004cm" svg:x="29.023cm" svg:y="0.532cm">
            <draw:object draw:notify-on-update-of-ranges="result10expFull.M3:result10expFull.M10 result10expFull.M14:result10expFull.M21 result10expFull.M25:result10expFull.M32 result10expFull.M36:result10expFull.M43 result10expFull.M47:result10expFull.M54 result10expFull.M58:result10expFull.M65 result10expFull.M69:result10expFull.M76 result10expFull.M80:result10expFull.M87 result10expFull.M91:result10expFull.M98 result10expFull.M102:result10expFull.M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nbAdulte</text:p>
          </table:table-cell>
          <table:table-cell office:value-type="string" calcext:value-type="string">
            <text:p>nbEnfant</text:p>
          </table:table-cell>
          <table:table-cell office:value-type="string" calcext:value-type="string">
            <text:p>nbMale</text:p>
          </table:table-cell>
          <table:table-cell office:value-type="string" calcext:value-type="string">
            <text:p>nbFemele</text:p>
          </table:table-cell>
          <table:table-cell/>
          <table:table-cell office:value-type="string" calcext:value-type="string">
            <text:p>nb mort/an</text:p>
          </table:table-cell>
          <table:table-cell office:value-type="string" calcext:value-type="string">
            <text:p>rapport mort/an</text:p>
          </table:table-cell>
          <table:table-cell/>
          <table:table-cell office:value-type="string" calcext:value-type="string">
            <text:p>rapport adulte/an</text:p>
          </table:table-cell>
          <table:table-cell office:value-type="string" calcext:value-type="string">
            <text:p>rapport enfant/an</text:p>
          </table:table-cell>
          <table:table-cell/>
          <table:table-cell office:value-type="string" calcext:value-type="string">
            <text:p>vivant/mor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2]+[.C2]-[.B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23" calcext:value-type="float">
            <text:p>32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B3]+[.C3]-[.B4]" office:value-type="float" office:value="236" calcext:value-type="float">
            <text:p>236</text:p>
          </table:table-cell>
          <table:table-cell table:number-columns-repeated="2"/>
          <table:table-cell table:formula="of:=[.B3]/[.B2]" office:value-type="float" office:value="13" calcext:value-type="float">
            <text:p>13</text:p>
          </table:table-cell>
          <table:table-cell table:formula="of:=[.C3]/[.C2]" office:value-type="float" office:value="13.4583333333333" calcext:value-type="float">
            <text:p>13,4583333333333</text:p>
          </table:table-cell>
          <table:table-cell/>
          <table:table-cell table:formula="of:=([.B3]+[.C3])/[.G3]" office:value-type="float" office:value="1.47881355932203" calcext:value-type="float">
            <text:p>1,478813559322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429" calcext:value-type="float">
            <text:p>1429</text:p>
          </table:table-cell>
          <table:table-cell office:value-type="float" office:value="758" calcext:value-type="float">
            <text:p>758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B4]+[.C4]-[.B5]" office:value-type="float" office:value="950" calcext:value-type="float">
            <text:p>950</text:p>
          </table:table-cell>
          <table:table-cell table:formula="of:=[.G4]/[.G3]" office:value-type="float" office:value="4.02542372881356" calcext:value-type="float">
            <text:p>4,02542372881356</text:p>
          </table:table-cell>
          <table:table-cell/>
          <table:table-cell table:formula="of:=[.B4]/[.B3]" office:value-type="float" office:value="4.34615384615385" calcext:value-type="float">
            <text:p>4,34615384615385</text:p>
          </table:table-cell>
          <table:table-cell table:formula="of:=[.C4]/[.C3]" office:value-type="float" office:value="4.42414860681115" calcext:value-type="float">
            <text:p>4,42414860681115</text:p>
          </table:table-cell>
          <table:table-cell/>
          <table:table-cell table:formula="of:=([.B4]+[.C4])/[.G4]" office:value-type="float" office:value="1.62315789473684" calcext:value-type="float">
            <text:p>1,623157894736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2" calcext:value-type="float">
            <text:p>592</text:p>
          </table:table-cell>
          <table:table-cell office:value-type="float" office:value="8075" calcext:value-type="float">
            <text:p>8075</text:p>
          </table:table-cell>
          <table:table-cell office:value-type="float" office:value="4335" calcext:value-type="float">
            <text:p>4335</text:p>
          </table:table-cell>
          <table:table-cell office:value-type="float" office:value="4332" calcext:value-type="float">
            <text:p>4332</text:p>
          </table:table-cell>
          <table:table-cell/>
          <table:table-cell table:formula="of:=[.B5]+[.C5]-[.B6]" office:value-type="float" office:value="5492" calcext:value-type="float">
            <text:p>5492</text:p>
          </table:table-cell>
          <table:table-cell table:formula="of:=[.G5]/[.G4]" office:value-type="float" office:value="5.78105263157895" calcext:value-type="float">
            <text:p>5,78105263157895</text:p>
          </table:table-cell>
          <table:table-cell/>
          <table:table-cell table:formula="of:=[.B5]/[.B4]" office:value-type="float" office:value="5.23893805309735" calcext:value-type="float">
            <text:p>5,23893805309735</text:p>
          </table:table-cell>
          <table:table-cell table:formula="of:=[.C5]/[.C4]" office:value-type="float" office:value="5.65080475857243" calcext:value-type="float">
            <text:p>5,65080475857243</text:p>
          </table:table-cell>
          <table:table-cell/>
          <table:table-cell table:formula="of:=([.B5]+[.C5])/[.G5]" office:value-type="float" office:value="1.57811361981063" calcext:value-type="float">
            <text:p>1,578113619810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75" calcext:value-type="float">
            <text:p>3175</text:p>
          </table:table-cell>
          <table:table-cell office:value-type="float" office:value="42511" calcext:value-type="float">
            <text:p>42511</text:p>
          </table:table-cell>
          <table:table-cell office:value-type="float" office:value="22774" calcext:value-type="float">
            <text:p>22774</text:p>
          </table:table-cell>
          <table:table-cell office:value-type="float" office:value="22912" calcext:value-type="float">
            <text:p>22912</text:p>
          </table:table-cell>
          <table:table-cell/>
          <table:table-cell table:formula="of:=[.B6]+[.C6]-[.B7]" office:value-type="float" office:value="28690" calcext:value-type="float">
            <text:p>28690</text:p>
          </table:table-cell>
          <table:table-cell table:formula="of:=[.G6]/[.G5]" office:value-type="float" office:value="5.22396212672979" calcext:value-type="float">
            <text:p>5,22396212672979</text:p>
          </table:table-cell>
          <table:table-cell/>
          <table:table-cell table:formula="of:=[.B6]/[.B5]" office:value-type="float" office:value="5.36317567567568" calcext:value-type="float">
            <text:p>5,36317567567568</text:p>
          </table:table-cell>
          <table:table-cell table:formula="of:=[.C6]/[.C5]" office:value-type="float" office:value="5.26452012383901" calcext:value-type="float">
            <text:p>5,26452012383901</text:p>
          </table:table-cell>
          <table:table-cell/>
          <table:table-cell table:formula="of:=([.B6]+[.C6])/[.G6]" office:value-type="float" office:value="1.59240153363541" calcext:value-type="float">
            <text:p>1,592401533635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996" calcext:value-type="float">
            <text:p>16996</text:p>
          </table:table-cell>
          <table:table-cell office:value-type="float" office:value="224735" calcext:value-type="float">
            <text:p>224735</text:p>
          </table:table-cell>
          <table:table-cell office:value-type="float" office:value="120480" calcext:value-type="float">
            <text:p>120480</text:p>
          </table:table-cell>
          <table:table-cell office:value-type="float" office:value="121251" calcext:value-type="float">
            <text:p>121251</text:p>
          </table:table-cell>
          <table:table-cell/>
          <table:table-cell table:formula="of:=[.B7]+[.C7]-[.B8]" office:value-type="float" office:value="152982" calcext:value-type="float">
            <text:p>152982</text:p>
          </table:table-cell>
          <table:table-cell table:formula="of:=[.G7]/[.G6]" office:value-type="float" office:value="5.33224119902405" calcext:value-type="float">
            <text:p>5,33224119902405</text:p>
          </table:table-cell>
          <table:table-cell/>
          <table:table-cell table:formula="of:=[.B7]/[.B6]" office:value-type="float" office:value="5.35307086614173" calcext:value-type="float">
            <text:p>5,35307086614173</text:p>
          </table:table-cell>
          <table:table-cell table:formula="of:=[.C7]/[.C6]" office:value-type="float" office:value="5.28651407870904" calcext:value-type="float">
            <text:p>5,28651407870904</text:p>
          </table:table-cell>
          <table:table-cell/>
          <table:table-cell table:formula="of:=([.B7]+[.C7])/[.G7]" office:value-type="float" office:value="1.58012707377339" calcext:value-type="float">
            <text:p>1,580127073773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749" calcext:value-type="float">
            <text:p>88749</text:p>
          </table:table-cell>
          <table:table-cell office:value-type="float" office:value="1195069" calcext:value-type="float">
            <text:p>1195069</text:p>
          </table:table-cell>
          <table:table-cell office:value-type="float" office:value="642596" calcext:value-type="float">
            <text:p>642596</text:p>
          </table:table-cell>
          <table:table-cell office:value-type="float" office:value="641222" calcext:value-type="float">
            <text:p>641222</text:p>
          </table:table-cell>
          <table:table-cell/>
          <table:table-cell table:formula="of:=[.B8]+[.C8]-[.B9]" office:value-type="float" office:value="812503" calcext:value-type="float">
            <text:p>812503</text:p>
          </table:table-cell>
          <table:table-cell table:formula="of:=[.G8]/[.G7]" office:value-type="float" office:value="5.31110195970768" calcext:value-type="float">
            <text:p>5,31110195970768</text:p>
          </table:table-cell>
          <table:table-cell/>
          <table:table-cell table:formula="of:=[.B8]/[.B7]" office:value-type="float" office:value="5.22175806072017" calcext:value-type="float">
            <text:p>5,22175806072017</text:p>
          </table:table-cell>
          <table:table-cell table:formula="of:=[.C8]/[.C7]" office:value-type="float" office:value="5.3176808240817" calcext:value-type="float">
            <text:p>5,3176808240817</text:p>
          </table:table-cell>
          <table:table-cell/>
          <table:table-cell table:formula="of:=([.B8]+[.C8])/[.G8]" office:value-type="float" office:value="1.58007785817406" calcext:value-type="float">
            <text:p>1,5800778581740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1315" calcext:value-type="float">
            <text:p>471315</text:p>
          </table:table-cell>
          <table:table-cell office:value-type="float" office:value="6370674" calcext:value-type="float">
            <text:p>6370674</text:p>
          </table:table-cell>
          <table:table-cell office:value-type="float" office:value="3420443" calcext:value-type="float">
            <text:p>3420443</text:p>
          </table:table-cell>
          <table:table-cell office:value-type="float" office:value="3421546" calcext:value-type="float">
            <text:p>3421546</text:p>
          </table:table-cell>
          <table:table-cell/>
          <table:table-cell table:formula="of:=[.B9]+[.C9]-[.B10]" office:value-type="float" office:value="4331453" calcext:value-type="float">
            <text:p>4331453</text:p>
          </table:table-cell>
          <table:table-cell table:formula="of:=[.G9]/[.G8]" office:value-type="float" office:value="5.33099939323301" calcext:value-type="float">
            <text:p>5,33099939323301</text:p>
          </table:table-cell>
          <table:table-cell/>
          <table:table-cell table:formula="of:=[.B9]/[.B8]" office:value-type="float" office:value="5.31065138762127" calcext:value-type="float">
            <text:p>5,31065138762127</text:p>
          </table:table-cell>
          <table:table-cell table:formula="of:=[.C9]/[.C8]" office:value-type="float" office:value="5.33080014626771" calcext:value-type="float">
            <text:p>5,33080014626771</text:p>
          </table:table-cell>
          <table:table-cell/>
          <table:table-cell table:formula="of:=([.B9]+[.C9])/[.G9]" office:value-type="float" office:value="1.57960596594261" calcext:value-type="float">
            <text:p>1,5796059659426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536" calcext:value-type="float">
            <text:p>2510536</text:p>
          </table:table-cell>
          <table:table-cell office:value-type="float" office:value="33890113" calcext:value-type="float">
            <text:p>33890113</text:p>
          </table:table-cell>
          <table:table-cell office:value-type="float" office:value="18196334" calcext:value-type="float">
            <text:p>18196334</text:p>
          </table:table-cell>
          <table:table-cell office:value-type="float" office:value="18204315" calcext:value-type="float">
            <text:p>18204315</text:p>
          </table:table-cell>
          <table:table-cell/>
          <table:table-cell table:formula="of:=[.B10]+[.C10]-[.B11]" office:value-type="float" office:value="23034185" calcext:value-type="float">
            <text:p>23034185</text:p>
          </table:table-cell>
          <table:table-cell table:formula="of:=[.G10]/[.G9]" office:value-type="float" office:value="5.31788870847727" calcext:value-type="float">
            <text:p>5,31788870847727</text:p>
          </table:table-cell>
          <table:table-cell/>
          <table:table-cell table:formula="of:=[.B10]/[.B9]" office:value-type="float" office:value="5.32666263539247" calcext:value-type="float">
            <text:p>5,32666263539247</text:p>
          </table:table-cell>
          <table:table-cell table:formula="of:=[.C10]/[.C9]" office:value-type="float" office:value="5.31970604680133" calcext:value-type="float">
            <text:p>5,31970604680133</text:p>
          </table:table-cell>
          <table:table-cell/>
          <table:table-cell table:formula="of:=([.B10]+[.C10])/[.G10]" office:value-type="float" office:value="1.58028812393406" calcext:value-type="float">
            <text:p>1,580288123934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66464" calcext:value-type="float">
            <text:p>13366464</text:p>
          </table:table-cell>
          <table:table-cell office:value-type="float" office:value="180360442" calcext:value-type="float">
            <text:p>180360442</text:p>
          </table:table-cell>
          <table:table-cell office:value-type="float" office:value="96867907" calcext:value-type="float">
            <text:p>96867907</text:p>
          </table:table-cell>
          <table:table-cell office:value-type="float" office:value="96858999" calcext:value-type="float">
            <text:p>96858999</text:p>
          </table:table-cell>
          <table:table-cell table:number-columns-repeated="4"/>
          <table:table-cell table:formula="of:=[.B11]/[.B10]" office:value-type="float" office:value="5.32414751272238" calcext:value-type="float">
            <text:p>5,32414751272238</text:p>
          </table:table-cell>
          <table:table-cell table:formula="of:=[.C11]/[.C10]" office:value-type="float" office:value="5.32191916857875" calcext:value-type="float">
            <text:p>5,3219191685787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3]+[.C13]-[.B1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table:formula="of:=[.B14]+[.C14]-[.B15]" office:value-type="float" office:value="131" calcext:value-type="float">
            <text:p>131</text:p>
          </table:table-cell>
          <table:table-cell table:number-columns-repeated="2"/>
          <table:table-cell table:formula="of:=[.B14]/[.B13]" office:value-type="float" office:value="10" calcext:value-type="float">
            <text:p>10</text:p>
          </table:table-cell>
          <table:table-cell table:formula="of:=[.C14]/[.C13]" office:value-type="float" office:value="10.4444444444444" calcext:value-type="float">
            <text:p>10,4444444444444</text:p>
          </table:table-cell>
          <table:table-cell/>
          <table:table-cell table:formula="of:=([.B14]+[.C14])/[.G14]" office:value-type="float" office:value="1.58778625954198" calcext:value-type="float">
            <text:p>1,5877862595419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895" calcext:value-type="float">
            <text:p>895</text:p>
          </table:table-cell>
          <table:table-cell office:value-type="float" office:value="468" calcext:value-type="float">
            <text:p>468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B15]+[.C15]-[.B16]" office:value-type="float" office:value="590" calcext:value-type="float">
            <text:p>590</text:p>
          </table:table-cell>
          <table:table-cell table:formula="of:=[.G15]/[.G14]" office:value-type="float" office:value="4.50381679389313" calcext:value-type="float">
            <text:p>4,50381679389313</text:p>
          </table:table-cell>
          <table:table-cell/>
          <table:table-cell table:formula="of:=[.B15]/[.B14]" office:value-type="float" office:value="3.85" calcext:value-type="float">
            <text:p>3,85</text:p>
          </table:table-cell>
          <table:table-cell table:formula="of:=[.C15]/[.C14]" office:value-type="float" office:value="4.76063829787234" calcext:value-type="float">
            <text:p>4,76063829787234</text:p>
          </table:table-cell>
          <table:table-cell/>
          <table:table-cell table:formula="of:=([.B15]+[.C15])/[.G15]" office:value-type="float" office:value="1.64745762711864" calcext:value-type="float">
            <text:p>1,647457627118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4711" calcext:value-type="float">
            <text:p>4711</text:p>
          </table:table-cell>
          <table:table-cell office:value-type="float" office:value="2597" calcext:value-type="float">
            <text:p>2597</text:p>
          </table:table-cell>
          <table:table-cell office:value-type="float" office:value="2496" calcext:value-type="float">
            <text:p>2496</text:p>
          </table:table-cell>
          <table:table-cell/>
          <table:table-cell table:formula="of:=[.B16]+[.C16]-[.B17]" office:value-type="float" office:value="3257" calcext:value-type="float">
            <text:p>3257</text:p>
          </table:table-cell>
          <table:table-cell table:formula="of:=[.G16]/[.G15]" office:value-type="float" office:value="5.52033898305085" calcext:value-type="float">
            <text:p>5,52033898305085</text:p>
          </table:table-cell>
          <table:table-cell/>
          <table:table-cell table:formula="of:=[.B16]/[.B15]" office:value-type="float" office:value="4.96103896103896" calcext:value-type="float">
            <text:p>4,96103896103896</text:p>
          </table:table-cell>
          <table:table-cell table:formula="of:=[.C16]/[.C15]" office:value-type="float" office:value="5.26368715083799" calcext:value-type="float">
            <text:p>5,26368715083799</text:p>
          </table:table-cell>
          <table:table-cell/>
          <table:table-cell table:formula="of:=([.B16]+[.C16])/[.G16]" office:value-type="float" office:value="1.5637089346024" calcext:value-type="float">
            <text:p>1,56370893460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6" calcext:value-type="float">
            <text:p>1836</text:p>
          </table:table-cell>
          <table:table-cell office:value-type="float" office:value="25390" calcext:value-type="float">
            <text:p>25390</text:p>
          </table:table-cell>
          <table:table-cell office:value-type="float" office:value="13603" calcext:value-type="float">
            <text:p>13603</text:p>
          </table:table-cell>
          <table:table-cell office:value-type="float" office:value="13623" calcext:value-type="float">
            <text:p>13623</text:p>
          </table:table-cell>
          <table:table-cell/>
          <table:table-cell table:formula="of:=[.B17]+[.C17]-[.B18]" office:value-type="float" office:value="17203" calcext:value-type="float">
            <text:p>17203</text:p>
          </table:table-cell>
          <table:table-cell table:formula="of:=[.G17]/[.G16]" office:value-type="float" office:value="5.2818544673012" calcext:value-type="float">
            <text:p>5,2818544673012</text:p>
          </table:table-cell>
          <table:table-cell/>
          <table:table-cell table:formula="of:=[.B17]/[.B16]" office:value-type="float" office:value="4.80628272251309" calcext:value-type="float">
            <text:p>4,80628272251309</text:p>
          </table:table-cell>
          <table:table-cell table:formula="of:=[.C17]/[.C16]" office:value-type="float" office:value="5.3895139036298" calcext:value-type="float">
            <text:p>5,3895139036298</text:p>
          </table:table-cell>
          <table:table-cell/>
          <table:table-cell table:formula="of:=([.B17]+[.C17])/[.G17]" office:value-type="float" office:value="1.58263093646457" calcext:value-type="float">
            <text:p>1,582630936464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23" calcext:value-type="float">
            <text:p>10023</text:p>
          </table:table-cell>
          <table:table-cell office:value-type="float" office:value="134870" calcext:value-type="float">
            <text:p>134870</text:p>
          </table:table-cell>
          <table:table-cell office:value-type="float" office:value="72735" calcext:value-type="float">
            <text:p>72735</text:p>
          </table:table-cell>
          <table:table-cell office:value-type="float" office:value="72158" calcext:value-type="float">
            <text:p>72158</text:p>
          </table:table-cell>
          <table:table-cell/>
          <table:table-cell table:formula="of:=[.B18]+[.C18]-[.B19]" office:value-type="float" office:value="91507" calcext:value-type="float">
            <text:p>91507</text:p>
          </table:table-cell>
          <table:table-cell table:formula="of:=[.G18]/[.G17]" office:value-type="float" office:value="5.31924664302738" calcext:value-type="float">
            <text:p>5,31924664302738</text:p>
          </table:table-cell>
          <table:table-cell/>
          <table:table-cell table:formula="of:=[.B18]/[.B17]" office:value-type="float" office:value="5.45915032679739" calcext:value-type="float">
            <text:p>5,45915032679739</text:p>
          </table:table-cell>
          <table:table-cell table:formula="of:=[.C18]/[.C17]" office:value-type="float" office:value="5.31193383221741" calcext:value-type="float">
            <text:p>5,31193383221741</text:p>
          </table:table-cell>
          <table:table-cell/>
          <table:table-cell table:formula="of:=([.B18]+[.C18])/[.G18]" office:value-type="float" office:value="1.58340891953621" calcext:value-type="float">
            <text:p>1,583408919536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386" calcext:value-type="float">
            <text:p>53386</text:p>
          </table:table-cell>
          <table:table-cell office:value-type="float" office:value="721687" calcext:value-type="float">
            <text:p>721687</text:p>
          </table:table-cell>
          <table:table-cell office:value-type="float" office:value="386986" calcext:value-type="float">
            <text:p>386986</text:p>
          </table:table-cell>
          <table:table-cell office:value-type="float" office:value="388087" calcext:value-type="float">
            <text:p>388087</text:p>
          </table:table-cell>
          <table:table-cell/>
          <table:table-cell table:formula="of:=[.B19]+[.C19]-[.B20]" office:value-type="float" office:value="490825" calcext:value-type="float">
            <text:p>490825</text:p>
          </table:table-cell>
          <table:table-cell table:formula="of:=[.G19]/[.G18]" office:value-type="float" office:value="5.3637973051242" calcext:value-type="float">
            <text:p>5,3637973051242</text:p>
          </table:table-cell>
          <table:table-cell/>
          <table:table-cell table:formula="of:=[.B19]/[.B18]" office:value-type="float" office:value="5.32634939638831" calcext:value-type="float">
            <text:p>5,32634939638831</text:p>
          </table:table-cell>
          <table:table-cell table:formula="of:=[.C19]/[.C18]" office:value-type="float" office:value="5.3509824275228" calcext:value-type="float">
            <text:p>5,3509824275228</text:p>
          </table:table-cell>
          <table:table-cell/>
          <table:table-cell table:formula="of:=([.B19]+[.C19])/[.G19]" office:value-type="float" office:value="1.57912290531248" calcext:value-type="float">
            <text:p>1,5791229053124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4248" calcext:value-type="float">
            <text:p>284248</text:p>
          </table:table-cell>
          <table:table-cell office:value-type="float" office:value="3830362" calcext:value-type="float">
            <text:p>3830362</text:p>
          </table:table-cell>
          <table:table-cell office:value-type="float" office:value="2057471" calcext:value-type="float">
            <text:p>2057471</text:p>
          </table:table-cell>
          <table:table-cell office:value-type="float" office:value="2057139" calcext:value-type="float">
            <text:p>2057139</text:p>
          </table:table-cell>
          <table:table-cell/>
          <table:table-cell table:formula="of:=[.B20]+[.C20]-[.B21]" office:value-type="float" office:value="2603805" calcext:value-type="float">
            <text:p>2603805</text:p>
          </table:table-cell>
          <table:table-cell table:formula="of:=[.G20]/[.G19]" office:value-type="float" office:value="5.30495594152702" calcext:value-type="float">
            <text:p>5,30495594152702</text:p>
          </table:table-cell>
          <table:table-cell/>
          <table:table-cell table:formula="of:=[.B20]/[.B19]" office:value-type="float" office:value="5.3243921627393" calcext:value-type="float">
            <text:p>5,3243921627393</text:p>
          </table:table-cell>
          <table:table-cell table:formula="of:=[.C20]/[.C19]" office:value-type="float" office:value="5.30751142808447" calcext:value-type="float">
            <text:p>5,30751142808447</text:p>
          </table:table-cell>
          <table:table-cell/>
          <table:table-cell table:formula="of:=([.B20]+[.C20])/[.G20]" office:value-type="float" office:value="1.58022970230106" calcext:value-type="float">
            <text:p>1,580229702301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0805" calcext:value-type="float">
            <text:p>1510805</text:p>
          </table:table-cell>
          <table:table-cell office:value-type="float" office:value="20394344" calcext:value-type="float">
            <text:p>20394344</text:p>
          </table:table-cell>
          <table:table-cell office:value-type="float" office:value="10950168" calcext:value-type="float">
            <text:p>10950168</text:p>
          </table:table-cell>
          <table:table-cell office:value-type="float" office:value="10954981" calcext:value-type="float">
            <text:p>10954981</text:p>
          </table:table-cell>
          <table:table-cell/>
          <table:table-cell table:formula="of:=[.B21]+[.C21]-[.B22]" office:value-type="float" office:value="13859627" calcext:value-type="float">
            <text:p>13859627</text:p>
          </table:table-cell>
          <table:table-cell table:formula="of:=[.G21]/[.G20]" office:value-type="float" office:value="5.32283600346416" calcext:value-type="float">
            <text:p>5,32283600346416</text:p>
          </table:table-cell>
          <table:table-cell/>
          <table:table-cell table:formula="of:=[.B21]/[.B20]" office:value-type="float" office:value="5.31509456530917" calcext:value-type="float">
            <text:p>5,31509456530917</text:p>
          </table:table-cell>
          <table:table-cell table:formula="of:=[.C21]/[.C20]" office:value-type="float" office:value="5.32439074949052" calcext:value-type="float">
            <text:p>5,32439074949052</text:p>
          </table:table-cell>
          <table:table-cell/>
          <table:table-cell table:formula="of:=([.B21]+[.C21])/[.G21]" office:value-type="float" office:value="1.58050061520415" calcext:value-type="float">
            <text:p>1,580500615204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45522" calcext:value-type="float">
            <text:p>8045522</text:p>
          </table:table-cell>
          <table:table-cell office:value-type="float" office:value="108576738" calcext:value-type="float">
            <text:p>108576738</text:p>
          </table:table-cell>
          <table:table-cell office:value-type="float" office:value="58306875" calcext:value-type="float">
            <text:p>58306875</text:p>
          </table:table-cell>
          <table:table-cell office:value-type="float" office:value="58315385" calcext:value-type="float">
            <text:p>58315385</text:p>
          </table:table-cell>
          <table:table-cell table:number-columns-repeated="4"/>
          <table:table-cell table:formula="of:=[.B22]/[.B21]" office:value-type="float" office:value="5.32532126912474" calcext:value-type="float">
            <text:p>5,32532126912474</text:p>
          </table:table-cell>
          <table:table-cell table:formula="of:=[.C22]/[.C21]" office:value-type="float" office:value="5.32386518536708" calcext:value-type="float">
            <text:p>5,32386518536708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+[.C24]-[.B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219" calcext:value-type="float">
            <text:p>219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B25]+[.C25]-[.B26]" office:value-type="float" office:value="275" calcext:value-type="float">
            <text:p>275</text:p>
          </table:table-cell>
          <table:table-cell table:number-columns-repeated="2"/>
          <table:table-cell table:formula="of:=[.B25]/[.B24]" office:value-type="float" office:value="12" calcext:value-type="float">
            <text:p>12</text:p>
          </table:table-cell>
          <table:table-cell table:formula="of:=[.C25]/[.C24]" office:value-type="float" office:value="18.1818181818182" calcext:value-type="float">
            <text:p>18,1818181818182</text:p>
          </table:table-cell>
          <table:table-cell/>
          <table:table-cell table:formula="of:=([.B25]+[.C25])/[.G25]" office:value-type="float" office:value="1.54181818181818" calcext:value-type="float">
            <text:p>1,541818181818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2176" calcext:value-type="float">
            <text:p>2176</text:p>
          </table:table-cell>
          <table:table-cell office:value-type="float" office:value="1147" calcext:value-type="float">
            <text:p>1147</text:p>
          </table:table-cell>
          <table:table-cell office:value-type="float" office:value="1178" calcext:value-type="float">
            <text:p>1178</text:p>
          </table:table-cell>
          <table:table-cell/>
          <table:table-cell table:formula="of:=[.B26]+[.C26]-[.B27]" office:value-type="float" office:value="1508" calcext:value-type="float">
            <text:p>1508</text:p>
          </table:table-cell>
          <table:table-cell table:formula="of:=[.G26]/[.G25]" office:value-type="float" office:value="5.48363636363636" calcext:value-type="float">
            <text:p>5,48363636363636</text:p>
          </table:table-cell>
          <table:table-cell/>
          <table:table-cell table:formula="of:=[.B26]/[.B25]" office:value-type="float" office:value="6.20833333333333" calcext:value-type="float">
            <text:p>6,20833333333333</text:p>
          </table:table-cell>
          <table:table-cell table:formula="of:=[.C26]/[.C25]" office:value-type="float" office:value="5.44" calcext:value-type="float">
            <text:p>5,44</text:p>
          </table:table-cell>
          <table:table-cell/>
          <table:table-cell table:formula="of:=([.B26]+[.C26])/[.G26]" office:value-type="float" office:value="1.54177718832891" calcext:value-type="float">
            <text:p>1,541777188328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7" calcext:value-type="float">
            <text:p>817</text:p>
          </table:table-cell>
          <table:table-cell office:value-type="float" office:value="11618" calcext:value-type="float">
            <text:p>11618</text:p>
          </table:table-cell>
          <table:table-cell office:value-type="float" office:value="6155" calcext:value-type="float">
            <text:p>6155</text:p>
          </table:table-cell>
          <table:table-cell office:value-type="float" office:value="6280" calcext:value-type="float">
            <text:p>6280</text:p>
          </table:table-cell>
          <table:table-cell/>
          <table:table-cell table:formula="of:=[.B27]+[.C27]-[.B28]" office:value-type="float" office:value="7866" calcext:value-type="float">
            <text:p>7866</text:p>
          </table:table-cell>
          <table:table-cell table:formula="of:=[.G27]/[.G26]" office:value-type="float" office:value="5.21618037135279" calcext:value-type="float">
            <text:p>5,21618037135279</text:p>
          </table:table-cell>
          <table:table-cell/>
          <table:table-cell table:formula="of:=[.B27]/[.B26]" office:value-type="float" office:value="5.48322147651007" calcext:value-type="float">
            <text:p>5,48322147651007</text:p>
          </table:table-cell>
          <table:table-cell table:formula="of:=[.C27]/[.C26]" office:value-type="float" office:value="5.33915441176471" calcext:value-type="float">
            <text:p>5,33915441176471</text:p>
          </table:table-cell>
          <table:table-cell/>
          <table:table-cell table:formula="of:=([.B27]+[.C27])/[.G27]" office:value-type="float" office:value="1.58085430968726" calcext:value-type="float">
            <text:p>1,580854309687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69" calcext:value-type="float">
            <text:p>4569</text:p>
          </table:table-cell>
          <table:table-cell office:value-type="float" office:value="61488" calcext:value-type="float">
            <text:p>61488</text:p>
          </table:table-cell>
          <table:table-cell office:value-type="float" office:value="33096" calcext:value-type="float">
            <text:p>33096</text:p>
          </table:table-cell>
          <table:table-cell office:value-type="float" office:value="32961" calcext:value-type="float">
            <text:p>32961</text:p>
          </table:table-cell>
          <table:table-cell/>
          <table:table-cell table:formula="of:=[.B28]+[.C28]-[.B29]" office:value-type="float" office:value="41840" calcext:value-type="float">
            <text:p>41840</text:p>
          </table:table-cell>
          <table:table-cell table:formula="of:=[.G28]/[.G27]" office:value-type="float" office:value="5.31909483854564" calcext:value-type="float">
            <text:p>5,31909483854564</text:p>
          </table:table-cell>
          <table:table-cell/>
          <table:table-cell table:formula="of:=[.B28]/[.B27]" office:value-type="float" office:value="5.59241126070991" calcext:value-type="float">
            <text:p>5,59241126070991</text:p>
          </table:table-cell>
          <table:table-cell table:formula="of:=[.C28]/[.C27]" office:value-type="float" office:value="5.29247719056636" calcext:value-type="float">
            <text:p>5,29247719056636</text:p>
          </table:table-cell>
          <table:table-cell/>
          <table:table-cell table:formula="of:=([.B28]+[.C28])/[.G28]" office:value-type="float" office:value="1.57880019120459" calcext:value-type="float">
            <text:p>1,578800191204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217" calcext:value-type="float">
            <text:p>24217</text:p>
          </table:table-cell>
          <table:table-cell office:value-type="float" office:value="327273" calcext:value-type="float">
            <text:p>327273</text:p>
          </table:table-cell>
          <table:table-cell office:value-type="float" office:value="175439" calcext:value-type="float">
            <text:p>175439</text:p>
          </table:table-cell>
          <table:table-cell office:value-type="float" office:value="176051" calcext:value-type="float">
            <text:p>176051</text:p>
          </table:table-cell>
          <table:table-cell/>
          <table:table-cell table:formula="of:=[.B29]+[.C29]-[.B30]" office:value-type="float" office:value="222532" calcext:value-type="float">
            <text:p>222532</text:p>
          </table:table-cell>
          <table:table-cell table:formula="of:=[.G29]/[.G28]" office:value-type="float" office:value="5.31864244741874" calcext:value-type="float">
            <text:p>5,31864244741874</text:p>
          </table:table-cell>
          <table:table-cell/>
          <table:table-cell table:formula="of:=[.B29]/[.B28]" office:value-type="float" office:value="5.30028452615452" calcext:value-type="float">
            <text:p>5,30028452615452</text:p>
          </table:table-cell>
          <table:table-cell table:formula="of:=[.C29]/[.C28]" office:value-type="float" office:value="5.32255074160812" calcext:value-type="float">
            <text:p>5,32255074160812</text:p>
          </table:table-cell>
          <table:table-cell/>
          <table:table-cell table:formula="of:=([.B29]+[.C29])/[.G29]" office:value-type="float" office:value="1.57950317257743" calcext:value-type="float">
            <text:p>1,579503172577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958" calcext:value-type="float">
            <text:p>128958</text:p>
          </table:table-cell>
          <table:table-cell office:value-type="float" office:value="1733880" calcext:value-type="float">
            <text:p>1733880</text:p>
          </table:table-cell>
          <table:table-cell office:value-type="float" office:value="930365" calcext:value-type="float">
            <text:p>930365</text:p>
          </table:table-cell>
          <table:table-cell office:value-type="float" office:value="932473" calcext:value-type="float">
            <text:p>932473</text:p>
          </table:table-cell>
          <table:table-cell/>
          <table:table-cell table:formula="of:=[.B30]+[.C30]-[.B31]" office:value-type="float" office:value="1177861" calcext:value-type="float">
            <text:p>1177861</text:p>
          </table:table-cell>
          <table:table-cell table:formula="of:=[.G30]/[.G29]" office:value-type="float" office:value="5.2929960634875" calcext:value-type="float">
            <text:p>5,2929960634875</text:p>
          </table:table-cell>
          <table:table-cell/>
          <table:table-cell table:formula="of:=[.B30]/[.B29]" office:value-type="float" office:value="5.32510220093323" calcext:value-type="float">
            <text:p>5,32510220093323</text:p>
          </table:table-cell>
          <table:table-cell table:formula="of:=[.C30]/[.C29]" office:value-type="float" office:value="5.29796225169812" calcext:value-type="float">
            <text:p>5,29796225169812</text:p>
          </table:table-cell>
          <table:table-cell/>
          <table:table-cell table:formula="of:=([.B30]+[.C30])/[.G30]" office:value-type="float" office:value="1.58154315322436" calcext:value-type="float">
            <text:p>1,581543153224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4977" calcext:value-type="float">
            <text:p>684977</text:p>
          </table:table-cell>
          <table:table-cell office:value-type="float" office:value="9243402" calcext:value-type="float">
            <text:p>9243402</text:p>
          </table:table-cell>
          <table:table-cell office:value-type="float" office:value="4963417" calcext:value-type="float">
            <text:p>4963417</text:p>
          </table:table-cell>
          <table:table-cell office:value-type="float" office:value="4964962" calcext:value-type="float">
            <text:p>4964962</text:p>
          </table:table-cell>
          <table:table-cell/>
          <table:table-cell table:formula="of:=[.B31]+[.C31]-[.B32]" office:value-type="float" office:value="6280883" calcext:value-type="float">
            <text:p>6280883</text:p>
          </table:table-cell>
          <table:table-cell table:formula="of:=[.G31]/[.G30]" office:value-type="float" office:value="5.33244839586335" calcext:value-type="float">
            <text:p>5,33244839586335</text:p>
          </table:table-cell>
          <table:table-cell/>
          <table:table-cell table:formula="of:=[.B31]/[.B30]" office:value-type="float" office:value="5.31162859225484" calcext:value-type="float">
            <text:p>5,31162859225484</text:p>
          </table:table-cell>
          <table:table-cell table:formula="of:=[.C31]/[.C30]" office:value-type="float" office:value="5.33105059173645" calcext:value-type="float">
            <text:p>5,33105059173645</text:p>
          </table:table-cell>
          <table:table-cell/>
          <table:table-cell table:formula="of:=([.B31]+[.C31])/[.G31]" office:value-type="float" office:value="1.58072981139754" calcext:value-type="float">
            <text:p>1,580729811397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47496" calcext:value-type="float">
            <text:p>3647496</text:p>
          </table:table-cell>
          <table:table-cell office:value-type="float" office:value="49204286" calcext:value-type="float">
            <text:p>49204286</text:p>
          </table:table-cell>
          <table:table-cell office:value-type="float" office:value="26424738" calcext:value-type="float">
            <text:p>26424738</text:p>
          </table:table-cell>
          <table:table-cell office:value-type="float" office:value="26427044" calcext:value-type="float">
            <text:p>26427044</text:p>
          </table:table-cell>
          <table:table-cell/>
          <table:table-cell table:formula="of:=[.B32]+[.C32]-[.B33]" office:value-type="float" office:value="33440131" calcext:value-type="float">
            <text:p>33440131</text:p>
          </table:table-cell>
          <table:table-cell table:formula="of:=[.G32]/[.G31]" office:value-type="float" office:value="5.32411302678302" calcext:value-type="float">
            <text:p>5,32411302678302</text:p>
          </table:table-cell>
          <table:table-cell/>
          <table:table-cell table:formula="of:=[.B32]/[.B31]" office:value-type="float" office:value="5.32499047413271" calcext:value-type="float">
            <text:p>5,32499047413271</text:p>
          </table:table-cell>
          <table:table-cell table:formula="of:=[.C32]/[.C31]" office:value-type="float" office:value="5.32317927966348" calcext:value-type="float">
            <text:p>5,32317927966348</text:p>
          </table:table-cell>
          <table:table-cell/>
          <table:table-cell table:formula="of:=([.B32]+[.C32])/[.G32]" office:value-type="float" office:value="1.58048968169413" calcext:value-type="float">
            <text:p>1,580489681694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411651" calcext:value-type="float">
            <text:p>19411651</text:p>
          </table:table-cell>
          <table:table-cell office:value-type="float" office:value="261982101" calcext:value-type="float">
            <text:p>261982101</text:p>
          </table:table-cell>
          <table:table-cell office:value-type="float" office:value="140683324" calcext:value-type="float">
            <text:p>140683324</text:p>
          </table:table-cell>
          <table:table-cell office:value-type="float" office:value="140710428" calcext:value-type="float">
            <text:p>140710428</text:p>
          </table:table-cell>
          <table:table-cell table:number-columns-repeated="4"/>
          <table:table-cell table:formula="of:=[.B33]/[.B32]" office:value-type="float" office:value="5.32191152505719" calcext:value-type="float">
            <text:p>5,32191152505719</text:p>
          </table:table-cell>
          <table:table-cell table:formula="of:=[.C33]/[.C32]" office:value-type="float" office:value="5.32437562451369" calcext:value-type="float">
            <text:p>5,32437562451369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35]+[.C35]-[.B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34" calcext:value-type="float">
            <text:p>434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B36]+[.C36]-[.B37]" office:value-type="float" office:value="297" calcext:value-type="float">
            <text:p>297</text:p>
          </table:table-cell>
          <table:table-cell table:number-columns-repeated="2"/>
          <table:table-cell table:formula="of:=[.B36]/[.B35]" office:value-type="float" office:value="14.5" calcext:value-type="float">
            <text:p>14,5</text:p>
          </table:table-cell>
          <table:table-cell table:formula="of:=[.C36]/[.C35]" office:value-type="float" office:value="16.0740740740741" calcext:value-type="float">
            <text:p>16,0740740740741</text:p>
          </table:table-cell>
          <table:table-cell/>
          <table:table-cell table:formula="of:=([.B36]+[.C36])/[.G36]" office:value-type="float" office:value="1.55892255892256" calcext:value-type="float">
            <text:p>1,558922558922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2195" calcext:value-type="float">
            <text:p>2195</text:p>
          </table:table-cell>
          <table:table-cell office:value-type="float" office:value="1191" calcext:value-type="float">
            <text:p>1191</text:p>
          </table:table-cell>
          <table:table-cell office:value-type="float" office:value="1170" calcext:value-type="float">
            <text:p>1170</text:p>
          </table:table-cell>
          <table:table-cell/>
          <table:table-cell table:formula="of:=[.B37]+[.C37]-[.B38]" office:value-type="float" office:value="1513" calcext:value-type="float">
            <text:p>1513</text:p>
          </table:table-cell>
          <table:table-cell table:formula="of:=[.G37]/[.G36]" office:value-type="float" office:value="5.09427609427609" calcext:value-type="float">
            <text:p>5,09427609427609</text:p>
          </table:table-cell>
          <table:table-cell/>
          <table:table-cell table:formula="of:=[.B37]/[.B36]" office:value-type="float" office:value="5.72413793103448" calcext:value-type="float">
            <text:p>5,72413793103448</text:p>
          </table:table-cell>
          <table:table-cell table:formula="of:=[.C37]/[.C36]" office:value-type="float" office:value="5.05760368663595" calcext:value-type="float">
            <text:p>5,05760368663595</text:p>
          </table:table-cell>
          <table:table-cell/>
          <table:table-cell table:formula="of:=([.B37]+[.C37])/[.G37]" office:value-type="float" office:value="1.56047587574356" calcext:value-type="float">
            <text:p>1,560475875743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8" calcext:value-type="float">
            <text:p>848</text:p>
          </table:table-cell>
          <table:table-cell office:value-type="float" office:value="12386" calcext:value-type="float">
            <text:p>12386</text:p>
          </table:table-cell>
          <table:table-cell office:value-type="float" office:value="6705" calcext:value-type="float">
            <text:p>6705</text:p>
          </table:table-cell>
          <table:table-cell office:value-type="float" office:value="6529" calcext:value-type="float">
            <text:p>6529</text:p>
          </table:table-cell>
          <table:table-cell/>
          <table:table-cell table:formula="of:=[.B38]+[.C38]-[.B39]" office:value-type="float" office:value="8401" calcext:value-type="float">
            <text:p>8401</text:p>
          </table:table-cell>
          <table:table-cell table:formula="of:=[.G38]/[.G37]" office:value-type="float" office:value="5.55254461335096" calcext:value-type="float">
            <text:p>5,55254461335096</text:p>
          </table:table-cell>
          <table:table-cell/>
          <table:table-cell table:formula="of:=[.B38]/[.B37]" office:value-type="float" office:value="5.10843373493976" calcext:value-type="float">
            <text:p>5,10843373493976</text:p>
          </table:table-cell>
          <table:table-cell table:formula="of:=[.C38]/[.C37]" office:value-type="float" office:value="5.64282460136674" calcext:value-type="float">
            <text:p>5,64282460136674</text:p>
          </table:table-cell>
          <table:table-cell/>
          <table:table-cell table:formula="of:=([.B38]+[.C38])/[.G38]" office:value-type="float" office:value="1.57528865611237" calcext:value-type="float">
            <text:p>1,575288656112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33" calcext:value-type="float">
            <text:p>4833</text:p>
          </table:table-cell>
          <table:table-cell office:value-type="float" office:value="65886" calcext:value-type="float">
            <text:p>65886</text:p>
          </table:table-cell>
          <table:table-cell office:value-type="float" office:value="35403" calcext:value-type="float">
            <text:p>35403</text:p>
          </table:table-cell>
          <table:table-cell office:value-type="float" office:value="35316" calcext:value-type="float">
            <text:p>35316</text:p>
          </table:table-cell>
          <table:table-cell/>
          <table:table-cell table:formula="of:=[.B39]+[.C39]-[.B40]" office:value-type="float" office:value="44670" calcext:value-type="float">
            <text:p>44670</text:p>
          </table:table-cell>
          <table:table-cell table:formula="of:=[.G39]/[.G38]" office:value-type="float" office:value="5.31722413998334" calcext:value-type="float">
            <text:p>5,31722413998334</text:p>
          </table:table-cell>
          <table:table-cell/>
          <table:table-cell table:formula="of:=[.B39]/[.B38]" office:value-type="float" office:value="5.69929245283019" calcext:value-type="float">
            <text:p>5,69929245283019</text:p>
          </table:table-cell>
          <table:table-cell table:formula="of:=[.C39]/[.C38]" office:value-type="float" office:value="5.31939286290974" calcext:value-type="float">
            <text:p>5,31939286290974</text:p>
          </table:table-cell>
          <table:table-cell/>
          <table:table-cell table:formula="of:=([.B39]+[.C39])/[.G39]" office:value-type="float" office:value="1.58314304902619" calcext:value-type="float">
            <text:p>1,583143049026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049" calcext:value-type="float">
            <text:p>26049</text:p>
          </table:table-cell>
          <table:table-cell office:value-type="float" office:value="357080" calcext:value-type="float">
            <text:p>357080</text:p>
          </table:table-cell>
          <table:table-cell office:value-type="float" office:value="191856" calcext:value-type="float">
            <text:p>191856</text:p>
          </table:table-cell>
          <table:table-cell office:value-type="float" office:value="191273" calcext:value-type="float">
            <text:p>191273</text:p>
          </table:table-cell>
          <table:table-cell/>
          <table:table-cell table:formula="of:=[.B40]+[.C40]-[.B41]" office:value-type="float" office:value="242865" calcext:value-type="float">
            <text:p>242865</text:p>
          </table:table-cell>
          <table:table-cell table:formula="of:=[.G40]/[.G39]" office:value-type="float" office:value="5.43687038280725" calcext:value-type="float">
            <text:p>5,43687038280725</text:p>
          </table:table-cell>
          <table:table-cell/>
          <table:table-cell table:formula="of:=[.B40]/[.B39]" office:value-type="float" office:value="5.38981998758535" calcext:value-type="float">
            <text:p>5,38981998758535</text:p>
          </table:table-cell>
          <table:table-cell table:formula="of:=[.C40]/[.C39]" office:value-type="float" office:value="5.41966426858513" calcext:value-type="float">
            <text:p>5,41966426858513</text:p>
          </table:table-cell>
          <table:table-cell/>
          <table:table-cell table:formula="of:=([.B40]+[.C40])/[.G40]" office:value-type="float" office:value="1.57753896197476" calcext:value-type="float">
            <text:p>1,5775389619747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0264" calcext:value-type="float">
            <text:p>140264</text:p>
          </table:table-cell>
          <table:table-cell office:value-type="float" office:value="1893083" calcext:value-type="float">
            <text:p>1893083</text:p>
          </table:table-cell>
          <table:table-cell office:value-type="float" office:value="1017526" calcext:value-type="float">
            <text:p>1017526</text:p>
          </table:table-cell>
          <table:table-cell office:value-type="float" office:value="1015821" calcext:value-type="float">
            <text:p>1015821</text:p>
          </table:table-cell>
          <table:table-cell/>
          <table:table-cell table:formula="of:=[.B41]+[.C41]-[.B42]" office:value-type="float" office:value="1287248" calcext:value-type="float">
            <text:p>1287248</text:p>
          </table:table-cell>
          <table:table-cell table:formula="of:=[.G41]/[.G40]" office:value-type="float" office:value="5.30026146212917" calcext:value-type="float">
            <text:p>5,30026146212917</text:p>
          </table:table-cell>
          <table:table-cell/>
          <table:table-cell table:formula="of:=[.B41]/[.B40]" office:value-type="float" office:value="5.38462129064456" calcext:value-type="float">
            <text:p>5,38462129064456</text:p>
          </table:table-cell>
          <table:table-cell table:formula="of:=[.C41]/[.C40]" office:value-type="float" office:value="5.30156547552369" calcext:value-type="float">
            <text:p>5,30156547552369</text:p>
          </table:table-cell>
          <table:table-cell/>
          <table:table-cell table:formula="of:=([.B41]+[.C41])/[.G41]" office:value-type="float" office:value="1.57960781450039" calcext:value-type="float">
            <text:p>1,579607814500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6099" calcext:value-type="float">
            <text:p>746099</text:p>
          </table:table-cell>
          <table:table-cell office:value-type="float" office:value="10072917" calcext:value-type="float">
            <text:p>10072917</text:p>
          </table:table-cell>
          <table:table-cell office:value-type="float" office:value="5409896" calcext:value-type="float">
            <text:p>5409896</text:p>
          </table:table-cell>
          <table:table-cell office:value-type="float" office:value="5409120" calcext:value-type="float">
            <text:p>5409120</text:p>
          </table:table-cell>
          <table:table-cell/>
          <table:table-cell table:formula="of:=[.B42]+[.C42]-[.B43]" office:value-type="float" office:value="6845945" calcext:value-type="float">
            <text:p>6845945</text:p>
          </table:table-cell>
          <table:table-cell table:formula="of:=[.G42]/[.G41]" office:value-type="float" office:value="5.31827977204082" calcext:value-type="float">
            <text:p>5,31827977204082</text:p>
          </table:table-cell>
          <table:table-cell/>
          <table:table-cell table:formula="of:=[.B42]/[.B41]" office:value-type="float" office:value="5.3192479895055" calcext:value-type="float">
            <text:p>5,3192479895055</text:p>
          </table:table-cell>
          <table:table-cell table:formula="of:=[.C42]/[.C41]" office:value-type="float" office:value="5.32090616206474" calcext:value-type="float">
            <text:p>5,32090616206474</text:p>
          </table:table-cell>
          <table:table-cell/>
          <table:table-cell table:formula="of:=([.B42]+[.C42])/[.G42]" office:value-type="float" office:value="1.58035391753805" calcext:value-type="float">
            <text:p>1,580353917538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73071" calcext:value-type="float">
            <text:p>3973071</text:p>
          </table:table-cell>
          <table:table-cell office:value-type="float" office:value="53664288" calcext:value-type="float">
            <text:p>53664288</text:p>
          </table:table-cell>
          <table:table-cell office:value-type="float" office:value="28818975" calcext:value-type="float">
            <text:p>28818975</text:p>
          </table:table-cell>
          <table:table-cell office:value-type="float" office:value="28818384" calcext:value-type="float">
            <text:p>28818384</text:p>
          </table:table-cell>
          <table:table-cell/>
          <table:table-cell table:formula="of:=[.B43]+[.C43]-[.B44]" office:value-type="float" office:value="36476095" calcext:value-type="float">
            <text:p>36476095</text:p>
          </table:table-cell>
          <table:table-cell table:formula="of:=[.G43]/[.G42]" office:value-type="float" office:value="5.32813147052744" calcext:value-type="float">
            <text:p>5,32813147052744</text:p>
          </table:table-cell>
          <table:table-cell/>
          <table:table-cell table:formula="of:=[.B43]/[.B42]" office:value-type="float" office:value="5.32512575408893" calcext:value-type="float">
            <text:p>5,32512575408893</text:p>
          </table:table-cell>
          <table:table-cell table:formula="of:=[.C43]/[.C42]" office:value-type="float" office:value="5.32758167271705" calcext:value-type="float">
            <text:p>5,32758167271705</text:p>
          </table:table-cell>
          <table:table-cell/>
          <table:table-cell table:formula="of:=([.B43]+[.C43])/[.G43]" office:value-type="float" office:value="1.58014060989807" calcext:value-type="float">
            <text:p>1,5801406098980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161264" calcext:value-type="float">
            <text:p>21161264</text:p>
          </table:table-cell>
          <table:table-cell office:value-type="float" office:value="285624173" calcext:value-type="float">
            <text:p>285624173</text:p>
          </table:table-cell>
          <table:table-cell office:value-type="float" office:value="153394418" calcext:value-type="float">
            <text:p>153394418</text:p>
          </table:table-cell>
          <table:table-cell office:value-type="float" office:value="153391019" calcext:value-type="float">
            <text:p>153391019</text:p>
          </table:table-cell>
          <table:table-cell table:number-columns-repeated="4"/>
          <table:table-cell table:formula="of:=[.B44]/[.B43]" office:value-type="float" office:value="5.32617312904803" calcext:value-type="float">
            <text:p>5,32617312904803</text:p>
          </table:table-cell>
          <table:table-cell table:formula="of:=[.C44]/[.C43]" office:value-type="float" office:value="5.32242546477091" calcext:value-type="float">
            <text:p>5,3224254647709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table:formula="of:=[.B46]+[.C46]-[.B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72" calcext:value-type="float">
            <text:p>372</text:p>
          </table:table-cell>
          <table:table-cell office:value-type="float" office:value="202" calcext:value-type="float">
            <text:p>202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B47]+[.C47]-[.B48]" office:value-type="float" office:value="248" calcext:value-type="float">
            <text:p>248</text:p>
          </table:table-cell>
          <table:table-cell table:number-columns-repeated="2"/>
          <table:table-cell table:formula="of:=[.B47]/[.B46]" office:value-type="float" office:value="14" calcext:value-type="float">
            <text:p>14</text:p>
          </table:table-cell>
          <table:table-cell table:formula="of:=[.C47]/[.C46]" office:value-type="float" office:value="14.3076923076923" calcext:value-type="float">
            <text:p>14,3076923076923</text:p>
          </table:table-cell>
          <table:table-cell/>
          <table:table-cell table:formula="of:=([.B47]+[.C47])/[.G47]" office:value-type="float" office:value="1.61290322580645" calcext:value-type="float">
            <text:p>1,612903225806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2282" calcext:value-type="float">
            <text:p>2282</text:p>
          </table:table-cell>
          <table:table-cell office:value-type="float" office:value="1220" calcext:value-type="float">
            <text:p>1220</text:p>
          </table:table-cell>
          <table:table-cell office:value-type="float" office:value="1214" calcext:value-type="float">
            <text:p>1214</text:p>
          </table:table-cell>
          <table:table-cell/>
          <table:table-cell table:formula="of:=[.B48]+[.C48]-[.B49]" office:value-type="float" office:value="1523" calcext:value-type="float">
            <text:p>1523</text:p>
          </table:table-cell>
          <table:table-cell table:formula="of:=[.G48]/[.G47]" office:value-type="float" office:value="6.14112903225807" calcext:value-type="float">
            <text:p>6,14112903225807</text:p>
          </table:table-cell>
          <table:table-cell/>
          <table:table-cell table:formula="of:=[.B48]/[.B47]" office:value-type="float" office:value="5.42857142857143" calcext:value-type="float">
            <text:p>5,42857142857143</text:p>
          </table:table-cell>
          <table:table-cell table:formula="of:=[.C48]/[.C47]" office:value-type="float" office:value="6.13440860215054" calcext:value-type="float">
            <text:p>6,13440860215054</text:p>
          </table:table-cell>
          <table:table-cell/>
          <table:table-cell table:formula="of:=([.B48]+[.C48])/[.G48]" office:value-type="float" office:value="1.59816152330926" calcext:value-type="float">
            <text:p>1,598161523309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1" calcext:value-type="float">
            <text:p>911</text:p>
          </table:table-cell>
          <table:table-cell office:value-type="float" office:value="11912" calcext:value-type="float">
            <text:p>11912</text:p>
          </table:table-cell>
          <table:table-cell office:value-type="float" office:value="6334" calcext:value-type="float">
            <text:p>6334</text:p>
          </table:table-cell>
          <table:table-cell office:value-type="float" office:value="6489" calcext:value-type="float">
            <text:p>6489</text:p>
          </table:table-cell>
          <table:table-cell/>
          <table:table-cell table:formula="of:=[.B49]+[.C49]-[.B50]" office:value-type="float" office:value="8129" calcext:value-type="float">
            <text:p>8129</text:p>
          </table:table-cell>
          <table:table-cell table:formula="of:=[.G49]/[.G48]" office:value-type="float" office:value="5.33749179251477" calcext:value-type="float">
            <text:p>5,33749179251477</text:p>
          </table:table-cell>
          <table:table-cell/>
          <table:table-cell table:formula="of:=[.B49]/[.B48]" office:value-type="float" office:value="5.99342105263158" calcext:value-type="float">
            <text:p>5,99342105263158</text:p>
          </table:table-cell>
          <table:table-cell table:formula="of:=[.C49]/[.C48]" office:value-type="float" office:value="5.21998247151621" calcext:value-type="float">
            <text:p>5,21998247151621</text:p>
          </table:table-cell>
          <table:table-cell/>
          <table:table-cell table:formula="of:=([.B49]+[.C49])/[.G49]" office:value-type="float" office:value="1.57743879936032" calcext:value-type="float">
            <text:p>1,577438799360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94" calcext:value-type="float">
            <text:p>4694</text:p>
          </table:table-cell>
          <table:table-cell office:value-type="float" office:value="62667" calcext:value-type="float">
            <text:p>62667</text:p>
          </table:table-cell>
          <table:table-cell office:value-type="float" office:value="33739" calcext:value-type="float">
            <text:p>33739</text:p>
          </table:table-cell>
          <table:table-cell office:value-type="float" office:value="33622" calcext:value-type="float">
            <text:p>33622</text:p>
          </table:table-cell>
          <table:table-cell/>
          <table:table-cell table:formula="of:=[.B50]+[.C50]-[.B51]" office:value-type="float" office:value="42499" calcext:value-type="float">
            <text:p>42499</text:p>
          </table:table-cell>
          <table:table-cell table:formula="of:=[.G50]/[.G49]" office:value-type="float" office:value="5.22807233362037" calcext:value-type="float">
            <text:p>5,22807233362037</text:p>
          </table:table-cell>
          <table:table-cell/>
          <table:table-cell table:formula="of:=[.B50]/[.B49]" office:value-type="float" office:value="5.15257958287596" calcext:value-type="float">
            <text:p>5,15257958287596</text:p>
          </table:table-cell>
          <table:table-cell table:formula="of:=[.C50]/[.C49]" office:value-type="float" office:value="5.26082941571525" calcext:value-type="float">
            <text:p>5,26082941571525</text:p>
          </table:table-cell>
          <table:table-cell/>
          <table:table-cell table:formula="of:=([.B50]+[.C50])/[.G50]" office:value-type="float" office:value="1.58500200004706" calcext:value-type="float">
            <text:p>1,585002000047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862" calcext:value-type="float">
            <text:p>24862</text:p>
          </table:table-cell>
          <table:table-cell office:value-type="float" office:value="336698" calcext:value-type="float">
            <text:p>336698</text:p>
          </table:table-cell>
          <table:table-cell office:value-type="float" office:value="180682" calcext:value-type="float">
            <text:p>180682</text:p>
          </table:table-cell>
          <table:table-cell office:value-type="float" office:value="180878" calcext:value-type="float">
            <text:p>180878</text:p>
          </table:table-cell>
          <table:table-cell/>
          <table:table-cell table:formula="of:=[.B51]+[.C51]-[.B52]" office:value-type="float" office:value="228922" calcext:value-type="float">
            <text:p>228922</text:p>
          </table:table-cell>
          <table:table-cell table:formula="of:=[.G51]/[.G50]" office:value-type="float" office:value="5.38652674180569" calcext:value-type="float">
            <text:p>5,38652674180569</text:p>
          </table:table-cell>
          <table:table-cell/>
          <table:table-cell table:formula="of:=[.B51]/[.B50]" office:value-type="float" office:value="5.29654878568385" calcext:value-type="float">
            <text:p>5,29654878568385</text:p>
          </table:table-cell>
          <table:table-cell table:formula="of:=[.C51]/[.C50]" office:value-type="float" office:value="5.3728118467455" calcext:value-type="float">
            <text:p>5,3728118467455</text:p>
          </table:table-cell>
          <table:table-cell/>
          <table:table-cell table:formula="of:=([.B51]+[.C51])/[.G51]" office:value-type="float" office:value="1.57940259127563" calcext:value-type="float">
            <text:p>1,5794025912756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638" calcext:value-type="float">
            <text:p>132638</text:p>
          </table:table-cell>
          <table:table-cell office:value-type="float" office:value="1792368" calcext:value-type="float">
            <text:p>1792368</text:p>
          </table:table-cell>
          <table:table-cell office:value-type="float" office:value="962666" calcext:value-type="float">
            <text:p>962666</text:p>
          </table:table-cell>
          <table:table-cell office:value-type="float" office:value="962340" calcext:value-type="float">
            <text:p>962340</text:p>
          </table:table-cell>
          <table:table-cell/>
          <table:table-cell table:formula="of:=[.B52]+[.C52]-[.B53]" office:value-type="float" office:value="1218352" calcext:value-type="float">
            <text:p>1218352</text:p>
          </table:table-cell>
          <table:table-cell table:formula="of:=[.G52]/[.G51]" office:value-type="float" office:value="5.32212718742629" calcext:value-type="float">
            <text:p>5,32212718742629</text:p>
          </table:table-cell>
          <table:table-cell/>
          <table:table-cell table:formula="of:=[.B52]/[.B51]" office:value-type="float" office:value="5.3349690290403" calcext:value-type="float">
            <text:p>5,3349690290403</text:p>
          </table:table-cell>
          <table:table-cell table:formula="of:=[.C52]/[.C51]" office:value-type="float" office:value="5.32336990418714" calcext:value-type="float">
            <text:p>5,32336990418714</text:p>
          </table:table-cell>
          <table:table-cell/>
          <table:table-cell table:formula="of:=([.B52]+[.C52])/[.G52]" office:value-type="float" office:value="1.58000807648364" calcext:value-type="float">
            <text:p>1,580008076483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6654" calcext:value-type="float">
            <text:p>706654</text:p>
          </table:table-cell>
          <table:table-cell office:value-type="float" office:value="9548721" calcext:value-type="float">
            <text:p>9548721</text:p>
          </table:table-cell>
          <table:table-cell office:value-type="float" office:value="5127136" calcext:value-type="float">
            <text:p>5127136</text:p>
          </table:table-cell>
          <table:table-cell office:value-type="float" office:value="5128239" calcext:value-type="float">
            <text:p>5128239</text:p>
          </table:table-cell>
          <table:table-cell/>
          <table:table-cell table:formula="of:=[.B53]+[.C53]-[.B54]" office:value-type="float" office:value="6491278" calcext:value-type="float">
            <text:p>6491278</text:p>
          </table:table-cell>
          <table:table-cell table:formula="of:=[.G53]/[.G52]" office:value-type="float" office:value="5.32791672685726" calcext:value-type="float">
            <text:p>5,32791672685726</text:p>
          </table:table-cell>
          <table:table-cell/>
          <table:table-cell table:formula="of:=[.B53]/[.B52]" office:value-type="float" office:value="5.32768889760099" calcext:value-type="float">
            <text:p>5,32768889760099</text:p>
          </table:table-cell>
          <table:table-cell table:formula="of:=[.C53]/[.C52]" office:value-type="float" office:value="5.3274333172652" calcext:value-type="float">
            <text:p>5,3274333172652</text:p>
          </table:table-cell>
          <table:table-cell/>
          <table:table-cell table:formula="of:=([.B53]+[.C53])/[.G53]" office:value-type="float" office:value="1.57986994240579" calcext:value-type="float">
            <text:p>1,579869942405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64097" calcext:value-type="float">
            <text:p>3764097</text:p>
          </table:table-cell>
          <table:table-cell office:value-type="float" office:value="50850440" calcext:value-type="float">
            <text:p>50850440</text:p>
          </table:table-cell>
          <table:table-cell office:value-type="float" office:value="27310398" calcext:value-type="float">
            <text:p>27310398</text:p>
          </table:table-cell>
          <table:table-cell office:value-type="float" office:value="27304139" calcext:value-type="float">
            <text:p>27304139</text:p>
          </table:table-cell>
          <table:table-cell/>
          <table:table-cell table:formula="of:=[.B54]+[.C54]-[.B55]" office:value-type="float" office:value="34555752" calcext:value-type="float">
            <text:p>34555752</text:p>
          </table:table-cell>
          <table:table-cell table:formula="of:=[.G54]/[.G53]" office:value-type="float" office:value="5.3234127393712" calcext:value-type="float">
            <text:p>5,3234127393712</text:p>
          </table:table-cell>
          <table:table-cell/>
          <table:table-cell table:formula="of:=[.B54]/[.B53]" office:value-type="float" office:value="5.32664783614046" calcext:value-type="float">
            <text:p>5,32664783614046</text:p>
          </table:table-cell>
          <table:table-cell table:formula="of:=[.C54]/[.C53]" office:value-type="float" office:value="5.32536661192635" calcext:value-type="float">
            <text:p>5,32536661192635</text:p>
          </table:table-cell>
          <table:table-cell/>
          <table:table-cell table:formula="of:=([.B54]+[.C54])/[.G54]" office:value-type="float" office:value="1.58047600874089" calcext:value-type="float">
            <text:p>1,5804760087408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58785" calcext:value-type="float">
            <text:p>20058785</text:p>
          </table:table-cell>
          <table:table-cell office:value-type="float" office:value="270832071" calcext:value-type="float">
            <text:p>270832071</text:p>
          </table:table-cell>
          <table:table-cell office:value-type="float" office:value="145443537" calcext:value-type="float">
            <text:p>145443537</text:p>
          </table:table-cell>
          <table:table-cell office:value-type="float" office:value="145447319" calcext:value-type="float">
            <text:p>145447319</text:p>
          </table:table-cell>
          <table:table-cell table:number-columns-repeated="4"/>
          <table:table-cell table:formula="of:=[.B55]/[.B54]" office:value-type="float" office:value="5.32897664433196" calcext:value-type="float">
            <text:p>5,32897664433196</text:p>
          </table:table-cell>
          <table:table-cell table:formula="of:=[.C55]/[.C54]" office:value-type="float" office:value="5.32605167231591" calcext:value-type="float">
            <text:p>5,3260516723159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B57]+[.C57]-[.B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B58]+[.C58]-[.B59]" office:value-type="float" office:value="252" calcext:value-type="float">
            <text:p>252</text:p>
          </table:table-cell>
          <table:table-cell table:number-columns-repeated="2"/>
          <table:table-cell table:formula="of:=[.B58]/[.B57]" office:value-type="float" office:value="15" calcext:value-type="float">
            <text:p>15</text:p>
          </table:table-cell>
          <table:table-cell table:formula="of:=[.C58]/[.C57]" office:value-type="float" office:value="13.1428571428571" calcext:value-type="float">
            <text:p>13,1428571428571</text:p>
          </table:table-cell>
          <table:table-cell/>
          <table:table-cell table:formula="of:=([.B58]+[.C58])/[.G58]" office:value-type="float" office:value="1.57936507936508" calcext:value-type="float">
            <text:p>1,579365079365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905" calcext:value-type="float">
            <text:p>1905</text:p>
          </table:table-cell>
          <table:table-cell office:value-type="float" office:value="1041" calcext:value-type="float">
            <text:p>1041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B59]+[.C59]-[.B60]" office:value-type="float" office:value="1317" calcext:value-type="float">
            <text:p>1317</text:p>
          </table:table-cell>
          <table:table-cell table:number-columns-repeated="2"/>
          <table:table-cell table:formula="of:=[.B59]/[.B58]" office:value-type="float" office:value="4.86666666666667" calcext:value-type="float">
            <text:p>4,86666666666667</text:p>
          </table:table-cell>
          <table:table-cell table:formula="of:=[.C59]/[.C58]" office:value-type="float" office:value="5.17663043478261" calcext:value-type="float">
            <text:p>5,17663043478261</text:p>
          </table:table-cell>
          <table:table-cell/>
          <table:table-cell table:formula="of:=([.B59]+[.C59])/[.G59]" office:value-type="float" office:value="1.55732725892179" calcext:value-type="float">
            <text:p>1,55732725892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0091" calcext:value-type="float">
            <text:p>10091</text:p>
          </table:table-cell>
          <table:table-cell office:value-type="float" office:value="5456" calcext:value-type="float">
            <text:p>5456</text:p>
          </table:table-cell>
          <table:table-cell office:value-type="float" office:value="5369" calcext:value-type="float">
            <text:p>5369</text:p>
          </table:table-cell>
          <table:table-cell/>
          <table:table-cell table:formula="of:=[.B60]+[.C60]-[.B61]" office:value-type="float" office:value="6846" calcext:value-type="float">
            <text:p>6846</text:p>
          </table:table-cell>
          <table:table-cell table:formula="of:=[.G60]/[.G59]" office:value-type="float" office:value="5.19817767653759" calcext:value-type="float">
            <text:p>5,19817767653759</text:p>
          </table:table-cell>
          <table:table-cell/>
          <table:table-cell table:formula="of:=[.B60]/[.B59]" office:value-type="float" office:value="5.02739726027397" calcext:value-type="float">
            <text:p>5,02739726027397</text:p>
          </table:table-cell>
          <table:table-cell table:formula="of:=[.C60]/[.C59]" office:value-type="float" office:value="5.29711286089239" calcext:value-type="float">
            <text:p>5,29711286089239</text:p>
          </table:table-cell>
          <table:table-cell/>
          <table:table-cell table:formula="of:=([.B60]+[.C60])/[.G60]" office:value-type="float" office:value="1.58121530820917" calcext:value-type="float">
            <text:p>1,581215308209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79" calcext:value-type="float">
            <text:p>3979</text:p>
          </table:table-cell>
          <table:table-cell office:value-type="float" office:value="53414" calcext:value-type="float">
            <text:p>53414</text:p>
          </table:table-cell>
          <table:table-cell office:value-type="float" office:value="28778" calcext:value-type="float">
            <text:p>28778</text:p>
          </table:table-cell>
          <table:table-cell office:value-type="float" office:value="28615" calcext:value-type="float">
            <text:p>28615</text:p>
          </table:table-cell>
          <table:table-cell/>
          <table:table-cell table:formula="of:=[.B61]+[.C61]-[.B62]" office:value-type="float" office:value="36264" calcext:value-type="float">
            <text:p>36264</text:p>
          </table:table-cell>
          <table:table-cell table:formula="of:=[.G61]/[.G60]" office:value-type="float" office:value="5.29710780017529" calcext:value-type="float">
            <text:p>5,29710780017529</text:p>
          </table:table-cell>
          <table:table-cell/>
          <table:table-cell table:formula="of:=[.B61]/[.B60]" office:value-type="float" office:value="5.42098092643052" calcext:value-type="float">
            <text:p>5,42098092643052</text:p>
          </table:table-cell>
          <table:table-cell table:formula="of:=[.C61]/[.C60]" office:value-type="float" office:value="5.29323159250818" calcext:value-type="float">
            <text:p>5,29323159250818</text:p>
          </table:table-cell>
          <table:table-cell/>
          <table:table-cell table:formula="of:=([.B61]+[.C61])/[.G61]" office:value-type="float" office:value="1.58264394440768" calcext:value-type="float">
            <text:p>1,5826439444076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129" calcext:value-type="float">
            <text:p>21129</text:p>
          </table:table-cell>
          <table:table-cell office:value-type="float" office:value="285728" calcext:value-type="float">
            <text:p>285728</text:p>
          </table:table-cell>
          <table:table-cell office:value-type="float" office:value="153654" calcext:value-type="float">
            <text:p>153654</text:p>
          </table:table-cell>
          <table:table-cell office:value-type="float" office:value="153203" calcext:value-type="float">
            <text:p>153203</text:p>
          </table:table-cell>
          <table:table-cell/>
          <table:table-cell table:formula="of:=[.B62]+[.C62]-[.B63]" office:value-type="float" office:value="194242" calcext:value-type="float">
            <text:p>194242</text:p>
          </table:table-cell>
          <table:table-cell table:formula="of:=[.G62]/[.G61]" office:value-type="float" office:value="5.35633134789323" calcext:value-type="float">
            <text:p>5,35633134789323</text:p>
          </table:table-cell>
          <table:table-cell/>
          <table:table-cell table:formula="of:=[.B62]/[.B61]" office:value-type="float" office:value="5.31012817290777" calcext:value-type="float">
            <text:p>5,31012817290777</text:p>
          </table:table-cell>
          <table:table-cell table:formula="of:=[.C62]/[.C61]" office:value-type="float" office:value="5.34930916988056" calcext:value-type="float">
            <text:p>5,34930916988056</text:p>
          </table:table-cell>
          <table:table-cell/>
          <table:table-cell table:formula="of:=([.B62]+[.C62])/[.G62]" office:value-type="float" office:value="1.57976647686906" calcext:value-type="float">
            <text:p>1,5797664768690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2615" calcext:value-type="float">
            <text:p>112615</text:p>
          </table:table-cell>
          <table:table-cell office:value-type="float" office:value="1522413" calcext:value-type="float">
            <text:p>1522413</text:p>
          </table:table-cell>
          <table:table-cell office:value-type="float" office:value="817783" calcext:value-type="float">
            <text:p>817783</text:p>
          </table:table-cell>
          <table:table-cell office:value-type="float" office:value="817245" calcext:value-type="float">
            <text:p>817245</text:p>
          </table:table-cell>
          <table:table-cell/>
          <table:table-cell table:formula="of:=[.B63]+[.C63]-[.B64]" office:value-type="float" office:value="1035782" calcext:value-type="float">
            <text:p>1035782</text:p>
          </table:table-cell>
          <table:table-cell table:formula="of:=[.G63]/[.G62]" office:value-type="float" office:value="5.33243067925577" calcext:value-type="float">
            <text:p>5,33243067925577</text:p>
          </table:table-cell>
          <table:table-cell/>
          <table:table-cell table:formula="of:=[.B63]/[.B62]" office:value-type="float" office:value="5.32987836622651" calcext:value-type="float">
            <text:p>5,32987836622651</text:p>
          </table:table-cell>
          <table:table-cell table:formula="of:=[.C63]/[.C62]" office:value-type="float" office:value="5.32818974689215" calcext:value-type="float">
            <text:p>5,32818974689215</text:p>
          </table:table-cell>
          <table:table-cell/>
          <table:table-cell table:formula="of:=([.B63]+[.C63])/[.G63]" office:value-type="float" office:value="1.57854451998587" calcext:value-type="float">
            <text:p>1,578544519985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9246" calcext:value-type="float">
            <text:p>599246</text:p>
          </table:table-cell>
          <table:table-cell office:value-type="float" office:value="8093876" calcext:value-type="float">
            <text:p>8093876</text:p>
          </table:table-cell>
          <table:table-cell office:value-type="float" office:value="4346328" calcext:value-type="float">
            <text:p>4346328</text:p>
          </table:table-cell>
          <table:table-cell office:value-type="float" office:value="4346794" calcext:value-type="float">
            <text:p>4346794</text:p>
          </table:table-cell>
          <table:table-cell/>
          <table:table-cell table:formula="of:=[.B64]+[.C64]-[.B65]" office:value-type="float" office:value="5500883" calcext:value-type="float">
            <text:p>5500883</text:p>
          </table:table-cell>
          <table:table-cell table:formula="of:=[.G64]/[.G63]" office:value-type="float" office:value="5.31085015958957" calcext:value-type="float">
            <text:p>5,31085015958957</text:p>
          </table:table-cell>
          <table:table-cell/>
          <table:table-cell table:formula="of:=[.B64]/[.B63]" office:value-type="float" office:value="5.32119167073658" calcext:value-type="float">
            <text:p>5,32119167073658</text:p>
          </table:table-cell>
          <table:table-cell table:formula="of:=[.C64]/[.C63]" office:value-type="float" office:value="5.31647851141576" calcext:value-type="float">
            <text:p>5,31647851141576</text:p>
          </table:table-cell>
          <table:table-cell/>
          <table:table-cell table:formula="of:=([.B64]+[.C64])/[.G64]" office:value-type="float" office:value="1.58031392414636" calcext:value-type="float">
            <text:p>1,580313924146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92239" calcext:value-type="float">
            <text:p>3192239</text:p>
          </table:table-cell>
          <table:table-cell office:value-type="float" office:value="43101501" calcext:value-type="float">
            <text:p>43101501</text:p>
          </table:table-cell>
          <table:table-cell office:value-type="float" office:value="23146696" calcext:value-type="float">
            <text:p>23146696</text:p>
          </table:table-cell>
          <table:table-cell office:value-type="float" office:value="23147044" calcext:value-type="float">
            <text:p>23147044</text:p>
          </table:table-cell>
          <table:table-cell/>
          <table:table-cell table:formula="of:=[.B65]+[.C65]-[.B66]" office:value-type="float" office:value="29294897" calcext:value-type="float">
            <text:p>29294897</text:p>
          </table:table-cell>
          <table:table-cell table:formula="of:=[.G65]/[.G64]" office:value-type="float" office:value="5.32548992589008" calcext:value-type="float">
            <text:p>5,32548992589008</text:p>
          </table:table-cell>
          <table:table-cell/>
          <table:table-cell table:formula="of:=[.B65]/[.B64]" office:value-type="float" office:value="5.32709271317623" calcext:value-type="float">
            <text:p>5,32709271317623</text:p>
          </table:table-cell>
          <table:table-cell table:formula="of:=[.C65]/[.C64]" office:value-type="float" office:value="5.32519907643754" calcext:value-type="float">
            <text:p>5,32519907643754</text:p>
          </table:table-cell>
          <table:table-cell/>
          <table:table-cell table:formula="of:=([.B65]+[.C65])/[.G65]" office:value-type="float" office:value="1.58026635150825" calcext:value-type="float">
            <text:p>1,580266351508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98843" calcext:value-type="float">
            <text:p>16998843</text:p>
          </table:table-cell>
          <table:table-cell office:value-type="float" office:value="229558540" calcext:value-type="float">
            <text:p>229558540</text:p>
          </table:table-cell>
          <table:table-cell office:value-type="float" office:value="123277235" calcext:value-type="float">
            <text:p>123277235</text:p>
          </table:table-cell>
          <table:table-cell office:value-type="float" office:value="123280148" calcext:value-type="float">
            <text:p>123280148</text:p>
          </table:table-cell>
          <table:table-cell table:number-columns-repeated="4"/>
          <table:table-cell table:formula="of:=[.B66]/[.B65]" office:value-type="float" office:value="5.3250533559674" calcext:value-type="float">
            <text:p>5,3250533559674</text:p>
          </table:table-cell>
          <table:table-cell table:formula="of:=[.C66]/[.C65]" office:value-type="float" office:value="5.32599873957986" calcext:value-type="float">
            <text:p>5,32599873957986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68]+[.C68]-[.B6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7" calcext:value-type="float">
            <text:p>327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B69]+[.C69]-[.B70]" office:value-type="float" office:value="224" calcext:value-type="float">
            <text:p>224</text:p>
          </table:table-cell>
          <table:table-cell table:number-columns-repeated="2"/>
          <table:table-cell table:formula="of:=[.B69]/[.B68]" office:value-type="float" office:value="15.5" calcext:value-type="float">
            <text:p>15,5</text:p>
          </table:table-cell>
          <table:table-cell table:formula="of:=[.C69]/[.C68]" office:value-type="float" office:value="11.2758620689655" calcext:value-type="float">
            <text:p>11,2758620689655</text:p>
          </table:table-cell>
          <table:table-cell/>
          <table:table-cell table:formula="of:=([.B69]+[.C69])/[.G69]" office:value-type="float" office:value="1.59821428571429" calcext:value-type="float">
            <text:p>1,598214285714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1373" calcext:value-type="float">
            <text:p>1373</text:p>
          </table:table-cell>
          <table:table-cell office:value-type="float" office:value="726" calcext:value-type="float">
            <text:p>726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[.B70]+[.C70]-[.B71]" office:value-type="float" office:value="1000" calcext:value-type="float">
            <text:p>1000</text:p>
          </table:table-cell>
          <table:table-cell table:formula="of:=[.G70]/[.G69]" office:value-type="float" office:value="4.46428571428571" calcext:value-type="float">
            <text:p>4,46428571428571</text:p>
          </table:table-cell>
          <table:table-cell/>
          <table:table-cell table:formula="of:=[.B70]/[.B69]" office:value-type="float" office:value="4.32258064516129" calcext:value-type="float">
            <text:p>4,32258064516129</text:p>
          </table:table-cell>
          <table:table-cell table:formula="of:=[.C70]/[.C69]" office:value-type="float" office:value="4.19877675840979" calcext:value-type="float">
            <text:p>4,19877675840979</text:p>
          </table:table-cell>
          <table:table-cell/>
          <table:table-cell table:formula="of:=([.B70]+[.C70])/[.G70]" office:value-type="float" office:value="1.507" calcext:value-type="float">
            <text:p>1,5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7" calcext:value-type="float">
            <text:p>507</text:p>
          </table:table-cell>
          <table:table-cell office:value-type="float" office:value="6324" calcext:value-type="float">
            <text:p>6324</text:p>
          </table:table-cell>
          <table:table-cell office:value-type="float" office:value="3452" calcext:value-type="float">
            <text:p>3452</text:p>
          </table:table-cell>
          <table:table-cell office:value-type="float" office:value="3379" calcext:value-type="float">
            <text:p>3379</text:p>
          </table:table-cell>
          <table:table-cell/>
          <table:table-cell table:formula="of:=[.B71]+[.C71]-[.B72]" office:value-type="float" office:value="4351" calcext:value-type="float">
            <text:p>4351</text:p>
          </table:table-cell>
          <table:table-cell table:formula="of:=[.G71]/[.G70]" office:value-type="float" office:value="4.351" calcext:value-type="float">
            <text:p>4,351</text:p>
          </table:table-cell>
          <table:table-cell/>
          <table:table-cell table:formula="of:=[.B71]/[.B70]" office:value-type="float" office:value="3.78358208955224" calcext:value-type="float">
            <text:p>3,78358208955224</text:p>
          </table:table-cell>
          <table:table-cell table:formula="of:=[.C71]/[.C70]" office:value-type="float" office:value="4.60597232337946" calcext:value-type="float">
            <text:p>4,60597232337946</text:p>
          </table:table-cell>
          <table:table-cell/>
          <table:table-cell table:formula="of:=([.B71]+[.C71])/[.G71]" office:value-type="float" office:value="1.56998391174443" calcext:value-type="float">
            <text:p>1,569983911744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80" calcext:value-type="float">
            <text:p>2480</text:p>
          </table:table-cell>
          <table:table-cell office:value-type="float" office:value="33450" calcext:value-type="float">
            <text:p>33450</text:p>
          </table:table-cell>
          <table:table-cell office:value-type="float" office:value="17924" calcext:value-type="float">
            <text:p>17924</text:p>
          </table:table-cell>
          <table:table-cell office:value-type="float" office:value="18006" calcext:value-type="float">
            <text:p>18006</text:p>
          </table:table-cell>
          <table:table-cell/>
          <table:table-cell table:formula="of:=[.B72]+[.C72]-[.B73]" office:value-type="float" office:value="22675" calcext:value-type="float">
            <text:p>22675</text:p>
          </table:table-cell>
          <table:table-cell table:formula="of:=[.G72]/[.G71]" office:value-type="float" office:value="5.21144564467938" calcext:value-type="float">
            <text:p>5,21144564467938</text:p>
          </table:table-cell>
          <table:table-cell/>
          <table:table-cell table:formula="of:=[.B72]/[.B71]" office:value-type="float" office:value="4.89151873767258" calcext:value-type="float">
            <text:p>4,89151873767258</text:p>
          </table:table-cell>
          <table:table-cell table:formula="of:=[.C72]/[.C71]" office:value-type="float" office:value="5.28937381404175" calcext:value-type="float">
            <text:p>5,28937381404175</text:p>
          </table:table-cell>
          <table:table-cell/>
          <table:table-cell table:formula="of:=([.B72]+[.C72])/[.G72]" office:value-type="float" office:value="1.5845644983462" calcext:value-type="float">
            <text:p>1,58456449834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55" calcext:value-type="float">
            <text:p>13255</text:p>
          </table:table-cell>
          <table:table-cell office:value-type="float" office:value="179688" calcext:value-type="float">
            <text:p>179688</text:p>
          </table:table-cell>
          <table:table-cell office:value-type="float" office:value="96243" calcext:value-type="float">
            <text:p>96243</text:p>
          </table:table-cell>
          <table:table-cell office:value-type="float" office:value="96700" calcext:value-type="float">
            <text:p>96700</text:p>
          </table:table-cell>
          <table:table-cell/>
          <table:table-cell table:formula="of:=[.B73]+[.C73]-[.B74]" office:value-type="float" office:value="122062" calcext:value-type="float">
            <text:p>122062</text:p>
          </table:table-cell>
          <table:table-cell table:formula="of:=[.G73]/[.G72]" office:value-type="float" office:value="5.38310915104741" calcext:value-type="float">
            <text:p>5,38310915104741</text:p>
          </table:table-cell>
          <table:table-cell/>
          <table:table-cell table:formula="of:=[.B73]/[.B72]" office:value-type="float" office:value="5.34475806451613" calcext:value-type="float">
            <text:p>5,34475806451613</text:p>
          </table:table-cell>
          <table:table-cell table:formula="of:=[.C73]/[.C72]" office:value-type="float" office:value="5.37183856502242" calcext:value-type="float">
            <text:p>5,37183856502242</text:p>
          </table:table-cell>
          <table:table-cell/>
          <table:table-cell table:formula="of:=([.B73]+[.C73])/[.G73]" office:value-type="float" office:value="1.58069669512215" calcext:value-type="float">
            <text:p>1,58069669512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881" calcext:value-type="float">
            <text:p>70881</text:p>
          </table:table-cell>
          <table:table-cell office:value-type="float" office:value="958018" calcext:value-type="float">
            <text:p>958018</text:p>
          </table:table-cell>
          <table:table-cell office:value-type="float" office:value="514899" calcext:value-type="float">
            <text:p>514899</text:p>
          </table:table-cell>
          <table:table-cell office:value-type="float" office:value="514000" calcext:value-type="float">
            <text:p>514000</text:p>
          </table:table-cell>
          <table:table-cell/>
          <table:table-cell table:formula="of:=[.B74]+[.C74]-[.B75]" office:value-type="float" office:value="650241" calcext:value-type="float">
            <text:p>650241</text:p>
          </table:table-cell>
          <table:table-cell table:formula="of:=[.G74]/[.G73]" office:value-type="float" office:value="5.32713702872311" calcext:value-type="float">
            <text:p>5,32713702872311</text:p>
          </table:table-cell>
          <table:table-cell/>
          <table:table-cell table:formula="of:=[.B74]/[.B73]" office:value-type="float" office:value="5.34749151263674" calcext:value-type="float">
            <text:p>5,34749151263674</text:p>
          </table:table-cell>
          <table:table-cell table:formula="of:=[.C74]/[.C73]" office:value-type="float" office:value="5.33156359912738" calcext:value-type="float">
            <text:p>5,33156359912738</text:p>
          </table:table-cell>
          <table:table-cell/>
          <table:table-cell table:formula="of:=([.B74]+[.C74])/[.G74]" office:value-type="float" office:value="1.58233485738365" calcext:value-type="float">
            <text:p>1,582334857383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8658" calcext:value-type="float">
            <text:p>378658</text:p>
          </table:table-cell>
          <table:table-cell office:value-type="float" office:value="5120144" calcext:value-type="float">
            <text:p>5120144</text:p>
          </table:table-cell>
          <table:table-cell office:value-type="float" office:value="2749293" calcext:value-type="float">
            <text:p>2749293</text:p>
          </table:table-cell>
          <table:table-cell office:value-type="float" office:value="2749509" calcext:value-type="float">
            <text:p>2749509</text:p>
          </table:table-cell>
          <table:table-cell/>
          <table:table-cell table:formula="of:=[.B75]+[.C75]-[.B76]" office:value-type="float" office:value="3479613" calcext:value-type="float">
            <text:p>3479613</text:p>
          </table:table-cell>
          <table:table-cell table:formula="of:=[.G75]/[.G74]" office:value-type="float" office:value="5.35126668419863" calcext:value-type="float">
            <text:p>5,35126668419863</text:p>
          </table:table-cell>
          <table:table-cell/>
          <table:table-cell table:formula="of:=[.B75]/[.B74]" office:value-type="float" office:value="5.34216503717498" calcext:value-type="float">
            <text:p>5,34216503717498</text:p>
          </table:table-cell>
          <table:table-cell table:formula="of:=[.C75]/[.C74]" office:value-type="float" office:value="5.34451753516114" calcext:value-type="float">
            <text:p>5,34451753516114</text:p>
          </table:table-cell>
          <table:table-cell/>
          <table:table-cell table:formula="of:=([.B75]+[.C75])/[.G75]" office:value-type="float" office:value="1.58029125652767" calcext:value-type="float">
            <text:p>1,580291256527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9189" calcext:value-type="float">
            <text:p>2019189</text:p>
          </table:table-cell>
          <table:table-cell office:value-type="float" office:value="27268711" calcext:value-type="float">
            <text:p>27268711</text:p>
          </table:table-cell>
          <table:table-cell office:value-type="float" office:value="14641741" calcext:value-type="float">
            <text:p>14641741</text:p>
          </table:table-cell>
          <table:table-cell office:value-type="float" office:value="14646159" calcext:value-type="float">
            <text:p>14646159</text:p>
          </table:table-cell>
          <table:table-cell/>
          <table:table-cell table:formula="of:=[.B76]+[.C76]-[.B77]" office:value-type="float" office:value="18531255" calcext:value-type="float">
            <text:p>18531255</text:p>
          </table:table-cell>
          <table:table-cell table:formula="of:=[.G76]/[.G75]" office:value-type="float" office:value="5.32566552659735" calcext:value-type="float">
            <text:p>5,32566552659735</text:p>
          </table:table-cell>
          <table:table-cell/>
          <table:table-cell table:formula="of:=[.B76]/[.B75]" office:value-type="float" office:value="5.33248736326712" calcext:value-type="float">
            <text:p>5,33248736326712</text:p>
          </table:table-cell>
          <table:table-cell table:formula="of:=[.C76]/[.C75]" office:value-type="float" office:value="5.32577032989697" calcext:value-type="float">
            <text:p>5,32577032989697</text:p>
          </table:table-cell>
          <table:table-cell/>
          <table:table-cell table:formula="of:=([.B76]+[.C76])/[.G76]" office:value-type="float" office:value="1.58045960729589" calcext:value-type="float">
            <text:p>1,5804596072958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56645" calcext:value-type="float">
            <text:p>10756645</text:p>
          </table:table-cell>
          <table:table-cell office:value-type="float" office:value="145218173" calcext:value-type="float">
            <text:p>145218173</text:p>
          </table:table-cell>
          <table:table-cell office:value-type="float" office:value="77991118" calcext:value-type="float">
            <text:p>77991118</text:p>
          </table:table-cell>
          <table:table-cell office:value-type="float" office:value="77983700" calcext:value-type="float">
            <text:p>77983700</text:p>
          </table:table-cell>
          <table:table-cell table:number-columns-repeated="4"/>
          <table:table-cell table:formula="of:=[.B77]/[.B76]" office:value-type="float" office:value="5.32721057810834" calcext:value-type="float">
            <text:p>5,32721057810834</text:p>
          </table:table-cell>
          <table:table-cell table:formula="of:=[.C77]/[.C76]" office:value-type="float" office:value="5.32545058693827" calcext:value-type="float">
            <text:p>5,32545058693827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table:formula="of:=[.B79]+[.C79]-[.B8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64" calcext:value-type="float">
            <text:p>464</text:p>
          </table:table-cell>
          <table:table-cell office:value-type="float" office:value="246" calcext:value-type="float">
            <text:p>246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B80]+[.C80]-[.B81]" office:value-type="float" office:value="320" calcext:value-type="float">
            <text:p>320</text:p>
          </table:table-cell>
          <table:table-cell table:number-columns-repeated="2"/>
          <table:table-cell table:formula="of:=[.B80]/[.B79]" office:value-type="float" office:value="18" calcext:value-type="float">
            <text:p>18</text:p>
          </table:table-cell>
          <table:table-cell table:formula="of:=[.C80]/[.C79]" office:value-type="float" office:value="13.6470588235294" calcext:value-type="float">
            <text:p>13,6470588235294</text:p>
          </table:table-cell>
          <table:table-cell/>
          <table:table-cell table:formula="of:=([.B80]+[.C80])/[.G80]" office:value-type="float" office:value="1.5625" calcext:value-type="float">
            <text:p>1,56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2372" calcext:value-type="float">
            <text:p>2372</text:p>
          </table:table-cell>
          <table:table-cell office:value-type="float" office:value="1279" calcext:value-type="float">
            <text:p>1279</text:p>
          </table:table-cell>
          <table:table-cell office:value-type="float" office:value="1273" calcext:value-type="float">
            <text:p>1273</text:p>
          </table:table-cell>
          <table:table-cell/>
          <table:table-cell table:formula="of:=[.B81]+[.C81]-[.B82]" office:value-type="float" office:value="1581" calcext:value-type="float">
            <text:p>1581</text:p>
          </table:table-cell>
          <table:table-cell table:formula="of:=[.G81]/[.G80]" office:value-type="float" office:value="4.940625" calcext:value-type="float">
            <text:p>4,940625</text:p>
          </table:table-cell>
          <table:table-cell/>
          <table:table-cell table:formula="of:=[.B81]/[.B80]" office:value-type="float" office:value="5" calcext:value-type="float">
            <text:p>5</text:p>
          </table:table-cell>
          <table:table-cell table:formula="of:=[.C81]/[.C80]" office:value-type="float" office:value="5.11206896551724" calcext:value-type="float">
            <text:p>5,11206896551724</text:p>
          </table:table-cell>
          <table:table-cell/>
          <table:table-cell table:formula="of:=([.B81]+[.C81])/[.G81]" office:value-type="float" office:value="1.61416824794434" calcext:value-type="float">
            <text:p>1,614168247944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1" calcext:value-type="float">
            <text:p>971</text:p>
          </table:table-cell>
          <table:table-cell office:value-type="float" office:value="13602" calcext:value-type="float">
            <text:p>13602</text:p>
          </table:table-cell>
          <table:table-cell office:value-type="float" office:value="7323" calcext:value-type="float">
            <text:p>7323</text:p>
          </table:table-cell>
          <table:table-cell office:value-type="float" office:value="7250" calcext:value-type="float">
            <text:p>7250</text:p>
          </table:table-cell>
          <table:table-cell/>
          <table:table-cell table:formula="of:=[.B82]+[.C82]-[.B83]" office:value-type="float" office:value="9288" calcext:value-type="float">
            <text:p>9288</text:p>
          </table:table-cell>
          <table:table-cell table:formula="of:=[.G82]/[.G81]" office:value-type="float" office:value="5.87476280834915" calcext:value-type="float">
            <text:p>5,87476280834915</text:p>
          </table:table-cell>
          <table:table-cell/>
          <table:table-cell table:formula="of:=[.B82]/[.B81]" office:value-type="float" office:value="5.39444444444445" calcext:value-type="float">
            <text:p>5,39444444444445</text:p>
          </table:table-cell>
          <table:table-cell table:formula="of:=[.C82]/[.C81]" office:value-type="float" office:value="5.73440134907251" calcext:value-type="float">
            <text:p>5,73440134907251</text:p>
          </table:table-cell>
          <table:table-cell/>
          <table:table-cell table:formula="of:=([.B82]+[.C82])/[.G82]" office:value-type="float" office:value="1.56901378122308" calcext:value-type="float">
            <text:p>1,569013781223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85" calcext:value-type="float">
            <text:p>5285</text:p>
          </table:table-cell>
          <table:table-cell office:value-type="float" office:value="71985" calcext:value-type="float">
            <text:p>71985</text:p>
          </table:table-cell>
          <table:table-cell office:value-type="float" office:value="38773" calcext:value-type="float">
            <text:p>38773</text:p>
          </table:table-cell>
          <table:table-cell office:value-type="float" office:value="38497" calcext:value-type="float">
            <text:p>38497</text:p>
          </table:table-cell>
          <table:table-cell/>
          <table:table-cell table:formula="of:=[.B83]+[.C83]-[.B84]" office:value-type="float" office:value="49079" calcext:value-type="float">
            <text:p>49079</text:p>
          </table:table-cell>
          <table:table-cell table:formula="of:=[.G83]/[.G82]" office:value-type="float" office:value="5.28413006029285" calcext:value-type="float">
            <text:p>5,28413006029285</text:p>
          </table:table-cell>
          <table:table-cell/>
          <table:table-cell table:formula="of:=[.B83]/[.B82]" office:value-type="float" office:value="5.44284243048404" calcext:value-type="float">
            <text:p>5,44284243048404</text:p>
          </table:table-cell>
          <table:table-cell table:formula="of:=[.C83]/[.C82]" office:value-type="float" office:value="5.29223643581826" calcext:value-type="float">
            <text:p>5,29223643581826</text:p>
          </table:table-cell>
          <table:table-cell/>
          <table:table-cell table:formula="of:=([.B83]+[.C83])/[.G83]" office:value-type="float" office:value="1.57440045640702" calcext:value-type="float">
            <text:p>1,574400456407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91" calcext:value-type="float">
            <text:p>28191</text:p>
          </table:table-cell>
          <table:table-cell office:value-type="float" office:value="382723" calcext:value-type="float">
            <text:p>382723</text:p>
          </table:table-cell>
          <table:table-cell office:value-type="float" office:value="205772" calcext:value-type="float">
            <text:p>205772</text:p>
          </table:table-cell>
          <table:table-cell office:value-type="float" office:value="205142" calcext:value-type="float">
            <text:p>205142</text:p>
          </table:table-cell>
          <table:table-cell/>
          <table:table-cell table:formula="of:=[.B84]+[.C84]-[.B85]" office:value-type="float" office:value="260184" calcext:value-type="float">
            <text:p>260184</text:p>
          </table:table-cell>
          <table:table-cell table:formula="of:=[.G84]/[.G83]" office:value-type="float" office:value="5.30133050795656" calcext:value-type="float">
            <text:p>5,30133050795656</text:p>
          </table:table-cell>
          <table:table-cell/>
          <table:table-cell table:formula="of:=[.B84]/[.B83]" office:value-type="float" office:value="5.33415326395459" calcext:value-type="float">
            <text:p>5,33415326395459</text:p>
          </table:table-cell>
          <table:table-cell table:formula="of:=[.C84]/[.C83]" office:value-type="float" office:value="5.31670486906995" calcext:value-type="float">
            <text:p>5,31670486906995</text:p>
          </table:table-cell>
          <table:table-cell/>
          <table:table-cell table:formula="of:=([.B84]+[.C84])/[.G84]" office:value-type="float" office:value="1.57932078836516" calcext:value-type="float">
            <text:p>1,579320788365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730" calcext:value-type="float">
            <text:p>150730</text:p>
          </table:table-cell>
          <table:table-cell office:value-type="float" office:value="2045382" calcext:value-type="float">
            <text:p>2045382</text:p>
          </table:table-cell>
          <table:table-cell office:value-type="float" office:value="1099885" calcext:value-type="float">
            <text:p>1099885</text:p>
          </table:table-cell>
          <table:table-cell office:value-type="float" office:value="1096227" calcext:value-type="float">
            <text:p>1096227</text:p>
          </table:table-cell>
          <table:table-cell/>
          <table:table-cell table:formula="of:=[.B85]+[.C85]-[.B86]" office:value-type="float" office:value="1389857" calcext:value-type="float">
            <text:p>1389857</text:p>
          </table:table-cell>
          <table:table-cell table:formula="of:=[.G85]/[.G84]" office:value-type="float" office:value="5.34182347876887" calcext:value-type="float">
            <text:p>5,34182347876887</text:p>
          </table:table-cell>
          <table:table-cell/>
          <table:table-cell table:formula="of:=[.B85]/[.B84]" office:value-type="float" office:value="5.34674186797205" calcext:value-type="float">
            <text:p>5,34674186797205</text:p>
          </table:table-cell>
          <table:table-cell table:formula="of:=[.C85]/[.C84]" office:value-type="float" office:value="5.34428816663749" calcext:value-type="float">
            <text:p>5,34428816663749</text:p>
          </table:table-cell>
          <table:table-cell/>
          <table:table-cell table:formula="of:=([.B85]+[.C85])/[.G85]" office:value-type="float" office:value="1.58009924762044" calcext:value-type="float">
            <text:p>1,580099247620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6255" calcext:value-type="float">
            <text:p>806255</text:p>
          </table:table-cell>
          <table:table-cell office:value-type="float" office:value="10911955" calcext:value-type="float">
            <text:p>10911955</text:p>
          </table:table-cell>
          <table:table-cell office:value-type="float" office:value="5861037" calcext:value-type="float">
            <text:p>5861037</text:p>
          </table:table-cell>
          <table:table-cell office:value-type="float" office:value="5857173" calcext:value-type="float">
            <text:p>5857173</text:p>
          </table:table-cell>
          <table:table-cell/>
          <table:table-cell table:formula="of:=[.B86]+[.C86]-[.B87]" office:value-type="float" office:value="7415879" calcext:value-type="float">
            <text:p>7415879</text:p>
          </table:table-cell>
          <table:table-cell table:formula="of:=[.G86]/[.G85]" office:value-type="float" office:value="5.33571367414058" calcext:value-type="float">
            <text:p>5,33571367414058</text:p>
          </table:table-cell>
          <table:table-cell/>
          <table:table-cell table:formula="of:=[.B86]/[.B85]" office:value-type="float" office:value="5.34900152590725" calcext:value-type="float">
            <text:p>5,34900152590725</text:p>
          </table:table-cell>
          <table:table-cell table:formula="of:=[.C86]/[.C85]" office:value-type="float" office:value="5.33492276748304" calcext:value-type="float">
            <text:p>5,33492276748304</text:p>
          </table:table-cell>
          <table:table-cell/>
          <table:table-cell table:formula="of:=([.B86]+[.C86])/[.G86]" office:value-type="float" office:value="1.58015118639341" calcext:value-type="float">
            <text:p>1,580151186393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02331" calcext:value-type="float">
            <text:p>4302331</text:p>
          </table:table-cell>
          <table:table-cell office:value-type="float" office:value="58083361" calcext:value-type="float">
            <text:p>58083361</text:p>
          </table:table-cell>
          <table:table-cell office:value-type="float" office:value="31190302" calcext:value-type="float">
            <text:p>31190302</text:p>
          </table:table-cell>
          <table:table-cell office:value-type="float" office:value="31195390" calcext:value-type="float">
            <text:p>31195390</text:p>
          </table:table-cell>
          <table:table-cell/>
          <table:table-cell table:formula="of:=[.B87]+[.C87]-[.B88]" office:value-type="float" office:value="39474901" calcext:value-type="float">
            <text:p>39474901</text:p>
          </table:table-cell>
          <table:table-cell table:formula="of:=[.G87]/[.G86]" office:value-type="float" office:value="5.32302387889554" calcext:value-type="float">
            <text:p>5,32302387889554</text:p>
          </table:table-cell>
          <table:table-cell/>
          <table:table-cell table:formula="of:=[.B87]/[.B86]" office:value-type="float" office:value="5.33619140346416" calcext:value-type="float">
            <text:p>5,33619140346416</text:p>
          </table:table-cell>
          <table:table-cell table:formula="of:=[.C87]/[.C86]" office:value-type="float" office:value="5.32291060584469" calcext:value-type="float">
            <text:p>5,32291060584469</text:p>
          </table:table-cell>
          <table:table-cell/>
          <table:table-cell table:formula="of:=([.B87]+[.C87])/[.G87]" office:value-type="float" office:value="1.58038881465466" calcext:value-type="float">
            <text:p>1,5803888146546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910791" calcext:value-type="float">
            <text:p>22910791</text:p>
          </table:table-cell>
          <table:table-cell office:value-type="float" office:value="309281868" calcext:value-type="float">
            <text:p>309281868</text:p>
          </table:table-cell>
          <table:table-cell office:value-type="float" office:value="166079863" calcext:value-type="float">
            <text:p>166079863</text:p>
          </table:table-cell>
          <table:table-cell office:value-type="float" office:value="166112796" calcext:value-type="float">
            <text:p>166112796</text:p>
          </table:table-cell>
          <table:table-cell table:number-columns-repeated="4"/>
          <table:table-cell table:formula="of:=[.B88]/[.B87]" office:value-type="float" office:value="5.32520417420231" calcext:value-type="float">
            <text:p>5,32520417420231</text:p>
          </table:table-cell>
          <table:table-cell table:formula="of:=[.C88]/[.C87]" office:value-type="float" office:value="5.32479289550755" calcext:value-type="float">
            <text:p>5,3247928955075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B90]+[.C90]-[.B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B91]+[.C91]-[.B92]" office:value-type="float" office:value="211" calcext:value-type="float">
            <text:p>211</text:p>
          </table:table-cell>
          <table:table-cell table:number-columns-repeated="2"/>
          <table:table-cell table:formula="of:=[.B91]/[.B90]" office:value-type="float" office:value="15" calcext:value-type="float">
            <text:p>15</text:p>
          </table:table-cell>
          <table:table-cell table:formula="of:=[.C91]/[.C90]" office:value-type="float" office:value="11.6785714285714" calcext:value-type="float">
            <text:p>11,6785714285714</text:p>
          </table:table-cell>
          <table:table-cell/>
          <table:table-cell table:formula="of:=([.B91]+[.C91])/[.G91]" office:value-type="float" office:value="1.69194312796209" calcext:value-type="float">
            <text:p>1,691943127962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767" calcext:value-type="float">
            <text:p>1767</text:p>
          </table:table-cell>
          <table:table-cell office:value-type="float" office:value="926" calcext:value-type="float">
            <text:p>926</text:p>
          </table:table-cell>
          <table:table-cell office:value-type="float" office:value="987" calcext:value-type="float">
            <text:p>987</text:p>
          </table:table-cell>
          <table:table-cell/>
          <table:table-cell table:formula="of:=[.B92]+[.C92]-[.B93]" office:value-type="float" office:value="1206" calcext:value-type="float">
            <text:p>1206</text:p>
          </table:table-cell>
          <table:table-cell table:formula="of:=[.G92]/[.G91]" office:value-type="float" office:value="5.71563981042654" calcext:value-type="float">
            <text:p>5,71563981042654</text:p>
          </table:table-cell>
          <table:table-cell/>
          <table:table-cell table:formula="of:=[.B92]/[.B91]" office:value-type="float" office:value="4.86666666666667" calcext:value-type="float">
            <text:p>4,86666666666667</text:p>
          </table:table-cell>
          <table:table-cell table:formula="of:=[.C92]/[.C91]" office:value-type="float" office:value="5.40366972477064" calcext:value-type="float">
            <text:p>5,40366972477064</text:p>
          </table:table-cell>
          <table:table-cell/>
          <table:table-cell table:formula="of:=([.B92]+[.C92])/[.G92]" office:value-type="float" office:value="1.58623548922056" calcext:value-type="float">
            <text:p>1,586235489220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7" calcext:value-type="float">
            <text:p>707</text:p>
          </table:table-cell>
          <table:table-cell office:value-type="float" office:value="9507" calcext:value-type="float">
            <text:p>9507</text:p>
          </table:table-cell>
          <table:table-cell office:value-type="float" office:value="5046" calcext:value-type="float">
            <text:p>5046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B93]+[.C93]-[.B94]" office:value-type="float" office:value="6448" calcext:value-type="float">
            <text:p>6448</text:p>
          </table:table-cell>
          <table:table-cell table:formula="of:=[.G93]/[.G92]" office:value-type="float" office:value="5.34660033167496" calcext:value-type="float">
            <text:p>5,34660033167496</text:p>
          </table:table-cell>
          <table:table-cell/>
          <table:table-cell table:formula="of:=[.B93]/[.B92]" office:value-type="float" office:value="4.84246575342466" calcext:value-type="float">
            <text:p>4,84246575342466</text:p>
          </table:table-cell>
          <table:table-cell table:formula="of:=[.C93]/[.C92]" office:value-type="float" office:value="5.38030560271647" calcext:value-type="float">
            <text:p>5,38030560271647</text:p>
          </table:table-cell>
          <table:table-cell/>
          <table:table-cell table:formula="of:=([.B93]+[.C93])/[.G93]" office:value-type="float" office:value="1.5840570719603" calcext:value-type="float">
            <text:p>1,58405707196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66" calcext:value-type="float">
            <text:p>3766</text:p>
          </table:table-cell>
          <table:table-cell office:value-type="float" office:value="50582" calcext:value-type="float">
            <text:p>50582</text:p>
          </table:table-cell>
          <table:table-cell office:value-type="float" office:value="27208" calcext:value-type="float">
            <text:p>27208</text:p>
          </table:table-cell>
          <table:table-cell office:value-type="float" office:value="27140" calcext:value-type="float">
            <text:p>27140</text:p>
          </table:table-cell>
          <table:table-cell/>
          <table:table-cell table:formula="of:=[.B94]+[.C94]-[.B95]" office:value-type="float" office:value="34296" calcext:value-type="float">
            <text:p>34296</text:p>
          </table:table-cell>
          <table:table-cell table:formula="of:=[.G94]/[.G93]" office:value-type="float" office:value="5.31885856079404" calcext:value-type="float">
            <text:p>5,31885856079404</text:p>
          </table:table-cell>
          <table:table-cell/>
          <table:table-cell table:formula="of:=[.B94]/[.B93]" office:value-type="float" office:value="5.32673267326733" calcext:value-type="float">
            <text:p>5,32673267326733</text:p>
          </table:table-cell>
          <table:table-cell table:formula="of:=[.C94]/[.C93]" office:value-type="float" office:value="5.32050068370674" calcext:value-type="float">
            <text:p>5,32050068370674</text:p>
          </table:table-cell>
          <table:table-cell/>
          <table:table-cell table:formula="of:=([.B94]+[.C94])/[.G94]" office:value-type="float" office:value="1.58467459762071" calcext:value-type="float">
            <text:p>1,5846745976207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52" calcext:value-type="float">
            <text:p>20052</text:p>
          </table:table-cell>
          <table:table-cell office:value-type="float" office:value="271166" calcext:value-type="float">
            <text:p>271166</text:p>
          </table:table-cell>
          <table:table-cell office:value-type="float" office:value="145354" calcext:value-type="float">
            <text:p>145354</text:p>
          </table:table-cell>
          <table:table-cell office:value-type="float" office:value="145864" calcext:value-type="float">
            <text:p>145864</text:p>
          </table:table-cell>
          <table:table-cell/>
          <table:table-cell table:formula="of:=[.B95]+[.C95]-[.B96]" office:value-type="float" office:value="184328" calcext:value-type="float">
            <text:p>184328</text:p>
          </table:table-cell>
          <table:table-cell table:formula="of:=[.G95]/[.G94]" office:value-type="float" office:value="5.37462094704922" calcext:value-type="float">
            <text:p>5,37462094704922</text:p>
          </table:table-cell>
          <table:table-cell/>
          <table:table-cell table:formula="of:=[.B95]/[.B94]" office:value-type="float" office:value="5.32448220924057" calcext:value-type="float">
            <text:p>5,32448220924057</text:p>
          </table:table-cell>
          <table:table-cell table:formula="of:=[.C95]/[.C94]" office:value-type="float" office:value="5.36091890395793" calcext:value-type="float">
            <text:p>5,36091890395793</text:p>
          </table:table-cell>
          <table:table-cell/>
          <table:table-cell table:formula="of:=([.B95]+[.C95])/[.G95]" office:value-type="float" office:value="1.57989019573803" calcext:value-type="float">
            <text:p>1,579890195738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890" calcext:value-type="float">
            <text:p>106890</text:p>
          </table:table-cell>
          <table:table-cell office:value-type="float" office:value="1441783" calcext:value-type="float">
            <text:p>1441783</text:p>
          </table:table-cell>
          <table:table-cell office:value-type="float" office:value="773966" calcext:value-type="float">
            <text:p>773966</text:p>
          </table:table-cell>
          <table:table-cell office:value-type="float" office:value="774707" calcext:value-type="float">
            <text:p>774707</text:p>
          </table:table-cell>
          <table:table-cell/>
          <table:table-cell table:formula="of:=[.B96]+[.C96]-[.B97]" office:value-type="float" office:value="980213" calcext:value-type="float">
            <text:p>980213</text:p>
          </table:table-cell>
          <table:table-cell table:formula="of:=[.G96]/[.G95]" office:value-type="float" office:value="5.31776507096046" calcext:value-type="float">
            <text:p>5,31776507096046</text:p>
          </table:table-cell>
          <table:table-cell/>
          <table:table-cell table:formula="of:=[.B96]/[.B95]" office:value-type="float" office:value="5.33064033512867" calcext:value-type="float">
            <text:p>5,33064033512867</text:p>
          </table:table-cell>
          <table:table-cell table:formula="of:=[.C96]/[.C95]" office:value-type="float" office:value="5.31697557953431" calcext:value-type="float">
            <text:p>5,31697557953431</text:p>
          </table:table-cell>
          <table:table-cell/>
          <table:table-cell table:formula="of:=([.B96]+[.C96])/[.G96]" office:value-type="float" office:value="1.57993517735431" calcext:value-type="float">
            <text:p>1,579935177354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8460" calcext:value-type="float">
            <text:p>568460</text:p>
          </table:table-cell>
          <table:table-cell office:value-type="float" office:value="7668490" calcext:value-type="float">
            <text:p>7668490</text:p>
          </table:table-cell>
          <table:table-cell office:value-type="float" office:value="4118539" calcext:value-type="float">
            <text:p>4118539</text:p>
          </table:table-cell>
          <table:table-cell office:value-type="float" office:value="4118411" calcext:value-type="float">
            <text:p>4118411</text:p>
          </table:table-cell>
          <table:table-cell/>
          <table:table-cell table:formula="of:=[.B97]+[.C97]-[.B98]" office:value-type="float" office:value="5212145" calcext:value-type="float">
            <text:p>5212145</text:p>
          </table:table-cell>
          <table:table-cell table:formula="of:=[.G97]/[.G96]" office:value-type="float" office:value="5.31735959429226" calcext:value-type="float">
            <text:p>5,31735959429226</text:p>
          </table:table-cell>
          <table:table-cell/>
          <table:table-cell table:formula="of:=[.B97]/[.B96]" office:value-type="float" office:value="5.31817756572177" calcext:value-type="float">
            <text:p>5,31817756572177</text:p>
          </table:table-cell>
          <table:table-cell table:formula="of:=[.C97]/[.C96]" office:value-type="float" office:value="5.31875462534931" calcext:value-type="float">
            <text:p>5,31875462534931</text:p>
          </table:table-cell>
          <table:table-cell/>
          <table:table-cell table:formula="of:=([.B97]+[.C97])/[.G97]" office:value-type="float" office:value="1.58033784555111" calcext:value-type="float">
            <text:p>1,580337845551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24805" calcext:value-type="float">
            <text:p>3024805</text:p>
          </table:table-cell>
          <table:table-cell office:value-type="float" office:value="40877223" calcext:value-type="float">
            <text:p>40877223</text:p>
          </table:table-cell>
          <table:table-cell office:value-type="float" office:value="21948919" calcext:value-type="float">
            <text:p>21948919</text:p>
          </table:table-cell>
          <table:table-cell office:value-type="float" office:value="21953109" calcext:value-type="float">
            <text:p>21953109</text:p>
          </table:table-cell>
          <table:table-cell/>
          <table:table-cell table:formula="of:=[.B98]+[.C98]-[.B99]" office:value-type="float" office:value="27780147" calcext:value-type="float">
            <text:p>27780147</text:p>
          </table:table-cell>
          <table:table-cell table:formula="of:=[.G98]/[.G97]" office:value-type="float" office:value="5.3298875990595" calcext:value-type="float">
            <text:p>5,3298875990595</text:p>
          </table:table-cell>
          <table:table-cell/>
          <table:table-cell table:formula="of:=[.B98]/[.B97]" office:value-type="float" office:value="5.32105161313021" calcext:value-type="float">
            <text:p>5,32105161313021</text:p>
          </table:table-cell>
          <table:table-cell table:formula="of:=[.C98]/[.C97]" office:value-type="float" office:value="5.33054395324242" calcext:value-type="float">
            <text:p>5,33054395324242</text:p>
          </table:table-cell>
          <table:table-cell/>
          <table:table-cell table:formula="of:=([.B98]+[.C98])/[.G98]" office:value-type="float" office:value="1.58033821779273" calcext:value-type="float">
            <text:p>1,5803382177927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121881" calcext:value-type="float">
            <text:p>16121881</text:p>
          </table:table-cell>
          <table:table-cell office:value-type="float" office:value="217693976" calcext:value-type="float">
            <text:p>217693976</text:p>
          </table:table-cell>
          <table:table-cell office:value-type="float" office:value="116920116" calcext:value-type="float">
            <text:p>116920116</text:p>
          </table:table-cell>
          <table:table-cell office:value-type="float" office:value="116895741" calcext:value-type="float">
            <text:p>116895741</text:p>
          </table:table-cell>
          <table:table-cell table:number-columns-repeated="4"/>
          <table:table-cell table:formula="of:=[.B99]/[.B98]" office:value-type="float" office:value="5.32989101776809" calcext:value-type="float">
            <text:p>5,32989101776809</text:p>
          </table:table-cell>
          <table:table-cell table:formula="of:=[.C99]/[.C98]" office:value-type="float" office:value="5.32555687552454" calcext:value-type="float">
            <text:p>5,3255568755245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table:formula="of:=[.B101]+[.C101]-[.B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42" calcext:value-type="float">
            <text:p>442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B102]+[.C102]-[.B103]" office:value-type="float" office:value="296" calcext:value-type="float">
            <text:p>296</text:p>
          </table:table-cell>
          <table:table-cell table:number-columns-repeated="2"/>
          <table:table-cell table:formula="of:=[.B102]/[.B101]" office:value-type="float" office:value="15" calcext:value-type="float">
            <text:p>15</text:p>
          </table:table-cell>
          <table:table-cell table:formula="of:=[.C102]/[.C101]" office:value-type="float" office:value="15.7857142857143" calcext:value-type="float">
            <text:p>15,7857142857143</text:p>
          </table:table-cell>
          <table:table-cell/>
          <table:table-cell table:formula="of:=([.B102]+[.C102])/[.G102]" office:value-type="float" office:value="1.59459459459459" calcext:value-type="float">
            <text:p>1,594594594594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2243" calcext:value-type="float">
            <text:p>2243</text:p>
          </table:table-cell>
          <table:table-cell office:value-type="float" office:value="1199" calcext:value-type="float">
            <text:p>1199</text:p>
          </table:table-cell>
          <table:table-cell office:value-type="float" office:value="1220" calcext:value-type="float">
            <text:p>1220</text:p>
          </table:table-cell>
          <table:table-cell/>
          <table:table-cell table:formula="of:=[.B103]+[.C103]-[.B104]" office:value-type="float" office:value="1480" calcext:value-type="float">
            <text:p>1480</text:p>
          </table:table-cell>
          <table:table-cell table:formula="of:=[.G103]/[.G102]" office:value-type="float" office:value="5" calcext:value-type="float">
            <text:p>5</text:p>
          </table:table-cell>
          <table:table-cell/>
          <table:table-cell table:formula="of:=[.B103]/[.B102]" office:value-type="float" office:value="5.86666666666667" calcext:value-type="float">
            <text:p>5,86666666666667</text:p>
          </table:table-cell>
          <table:table-cell table:formula="of:=[.C103]/[.C102]" office:value-type="float" office:value="5.07466063348416" calcext:value-type="float">
            <text:p>5,07466063348416</text:p>
          </table:table-cell>
          <table:table-cell/>
          <table:table-cell table:formula="of:=([.B103]+[.C103])/[.G103]" office:value-type="float" office:value="1.63445945945946" calcext:value-type="float">
            <text:p>1,634459459459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9" calcext:value-type="float">
            <text:p>939</text:p>
          </table:table-cell>
          <table:table-cell office:value-type="float" office:value="12191" calcext:value-type="float">
            <text:p>12191</text:p>
          </table:table-cell>
          <table:table-cell office:value-type="float" office:value="6581" calcext:value-type="float">
            <text:p>6581</text:p>
          </table:table-cell>
          <table:table-cell office:value-type="float" office:value="6549" calcext:value-type="float">
            <text:p>6549</text:p>
          </table:table-cell>
          <table:table-cell/>
          <table:table-cell table:formula="of:=[.B104]+[.C104]-[.B105]" office:value-type="float" office:value="8287" calcext:value-type="float">
            <text:p>8287</text:p>
          </table:table-cell>
          <table:table-cell table:formula="of:=[.G104]/[.G103]" office:value-type="float" office:value="5.59932432432432" calcext:value-type="float">
            <text:p>5,59932432432432</text:p>
          </table:table-cell>
          <table:table-cell/>
          <table:table-cell table:formula="of:=[.B104]/[.B103]" office:value-type="float" office:value="5.33522727272727" calcext:value-type="float">
            <text:p>5,33522727272727</text:p>
          </table:table-cell>
          <table:table-cell table:formula="of:=[.C104]/[.C103]" office:value-type="float" office:value="5.43513152028533" calcext:value-type="float">
            <text:p>5,43513152028533</text:p>
          </table:table-cell>
          <table:table-cell/>
          <table:table-cell table:formula="of:=([.B104]+[.C104])/[.G104]" office:value-type="float" office:value="1.58440931579582" calcext:value-type="float">
            <text:p>1,584409315795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43" calcext:value-type="float">
            <text:p>4843</text:p>
          </table:table-cell>
          <table:table-cell office:value-type="float" office:value="67345" calcext:value-type="float">
            <text:p>67345</text:p>
          </table:table-cell>
          <table:table-cell office:value-type="float" office:value="36184" calcext:value-type="float">
            <text:p>36184</text:p>
          </table:table-cell>
          <table:table-cell office:value-type="float" office:value="36004" calcext:value-type="float">
            <text:p>36004</text:p>
          </table:table-cell>
          <table:table-cell/>
          <table:table-cell table:formula="of:=[.B105]+[.C105]-[.B106]" office:value-type="float" office:value="45616" calcext:value-type="float">
            <text:p>45616</text:p>
          </table:table-cell>
          <table:table-cell table:formula="of:=[.G105]/[.G104]" office:value-type="float" office:value="5.50452515988898" calcext:value-type="float">
            <text:p>5,50452515988898</text:p>
          </table:table-cell>
          <table:table-cell/>
          <table:table-cell table:formula="of:=[.B105]/[.B104]" office:value-type="float" office:value="5.15761448349308" calcext:value-type="float">
            <text:p>5,15761448349308</text:p>
          </table:table-cell>
          <table:table-cell table:formula="of:=[.C105]/[.C104]" office:value-type="float" office:value="5.52415716512181" calcext:value-type="float">
            <text:p>5,52415716512181</text:p>
          </table:table-cell>
          <table:table-cell/>
          <table:table-cell table:formula="of:=([.B105]+[.C105])/[.G105]" office:value-type="float" office:value="1.58251490705016" calcext:value-type="float">
            <text:p>1,5825149070501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572" calcext:value-type="float">
            <text:p>26572</text:p>
          </table:table-cell>
          <table:table-cell office:value-type="float" office:value="359210" calcext:value-type="float">
            <text:p>359210</text:p>
          </table:table-cell>
          <table:table-cell office:value-type="float" office:value="192720" calcext:value-type="float">
            <text:p>192720</text:p>
          </table:table-cell>
          <table:table-cell office:value-type="float" office:value="193062" calcext:value-type="float">
            <text:p>193062</text:p>
          </table:table-cell>
          <table:table-cell/>
          <table:table-cell table:formula="of:=[.B106]+[.C106]-[.B107]" office:value-type="float" office:value="244279" calcext:value-type="float">
            <text:p>244279</text:p>
          </table:table-cell>
          <table:table-cell table:formula="of:=[.G106]/[.G105]" office:value-type="float" office:value="5.35511662574535" calcext:value-type="float">
            <text:p>5,35511662574535</text:p>
          </table:table-cell>
          <table:table-cell/>
          <table:table-cell table:formula="of:=[.B106]/[.B105]" office:value-type="float" office:value="5.4866818087962" calcext:value-type="float">
            <text:p>5,4866818087962</text:p>
          </table:table-cell>
          <table:table-cell table:formula="of:=[.C106]/[.C105]" office:value-type="float" office:value="5.33387779345163" calcext:value-type="float">
            <text:p>5,33387779345163</text:p>
          </table:table-cell>
          <table:table-cell/>
          <table:table-cell table:formula="of:=([.B106]+[.C106])/[.G106]" office:value-type="float" office:value="1.57926796818392" calcext:value-type="float">
            <text:p>1,5792679681839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1503" calcext:value-type="float">
            <text:p>141503</text:p>
          </table:table-cell>
          <table:table-cell office:value-type="float" office:value="1918312" calcext:value-type="float">
            <text:p>1918312</text:p>
          </table:table-cell>
          <table:table-cell office:value-type="float" office:value="1031059" calcext:value-type="float">
            <text:p>1031059</text:p>
          </table:table-cell>
          <table:table-cell office:value-type="float" office:value="1028756" calcext:value-type="float">
            <text:p>1028756</text:p>
          </table:table-cell>
          <table:table-cell/>
          <table:table-cell table:formula="of:=[.B107]+[.C107]-[.B108]" office:value-type="float" office:value="1303977" calcext:value-type="float">
            <text:p>1303977</text:p>
          </table:table-cell>
          <table:table-cell table:formula="of:=[.G107]/[.G106]" office:value-type="float" office:value="5.338064262585" calcext:value-type="float">
            <text:p>5,338064262585</text:p>
          </table:table-cell>
          <table:table-cell/>
          <table:table-cell table:formula="of:=[.B107]/[.B106]" office:value-type="float" office:value="5.32526719855487" calcext:value-type="float">
            <text:p>5,32526719855487</text:p>
          </table:table-cell>
          <table:table-cell table:formula="of:=[.C107]/[.C106]" office:value-type="float" office:value="5.34036357562429" calcext:value-type="float">
            <text:p>5,34036357562429</text:p>
          </table:table-cell>
          <table:table-cell/>
          <table:table-cell table:formula="of:=([.B107]+[.C107])/[.G107]" office:value-type="float" office:value="1.57964059182025" calcext:value-type="float">
            <text:p>1,579640591820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5838" calcext:value-type="float">
            <text:p>755838</text:p>
          </table:table-cell>
          <table:table-cell office:value-type="float" office:value="10228336" calcext:value-type="float">
            <text:p>10228336</text:p>
          </table:table-cell>
          <table:table-cell office:value-type="float" office:value="5492445" calcext:value-type="float">
            <text:p>5492445</text:p>
          </table:table-cell>
          <table:table-cell office:value-type="float" office:value="5491729" calcext:value-type="float">
            <text:p>5491729</text:p>
          </table:table-cell>
          <table:table-cell/>
          <table:table-cell table:formula="of:=[.B108]+[.C108]-[.B109]" office:value-type="float" office:value="6946766" calcext:value-type="float">
            <text:p>6946766</text:p>
          </table:table-cell>
          <table:table-cell table:formula="of:=[.G108]/[.G107]" office:value-type="float" office:value="5.32736850419908" calcext:value-type="float">
            <text:p>5,32736850419908</text:p>
          </table:table-cell>
          <table:table-cell/>
          <table:table-cell table:formula="of:=[.B108]/[.B107]" office:value-type="float" office:value="5.3414980601118" calcext:value-type="float">
            <text:p>5,3414980601118</text:p>
          </table:table-cell>
          <table:table-cell table:formula="of:=[.C108]/[.C107]" office:value-type="float" office:value="5.33194600252722" calcext:value-type="float">
            <text:p>5,33194600252722</text:p>
          </table:table-cell>
          <table:table-cell/>
          <table:table-cell table:formula="of:=([.B108]+[.C108])/[.G108]" office:value-type="float" office:value="1.58119245703684" calcext:value-type="float">
            <text:p>1,581192457036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37408" calcext:value-type="float">
            <text:p>4037408</text:p>
          </table:table-cell>
          <table:table-cell office:value-type="float" office:value="54533842" calcext:value-type="float">
            <text:p>54533842</text:p>
          </table:table-cell>
          <table:table-cell office:value-type="float" office:value="29285852" calcext:value-type="float">
            <text:p>29285852</text:p>
          </table:table-cell>
          <table:table-cell office:value-type="float" office:value="29285398" calcext:value-type="float">
            <text:p>29285398</text:p>
          </table:table-cell>
          <table:table-cell/>
          <table:table-cell table:formula="of:=[.B109]+[.C109]-[.B110]" office:value-type="float" office:value="37054366" calcext:value-type="float">
            <text:p>37054366</text:p>
          </table:table-cell>
          <table:table-cell table:formula="of:=[.G109]/[.G108]" office:value-type="float" office:value="5.33404551124941" calcext:value-type="float">
            <text:p>5,33404551124941</text:p>
          </table:table-cell>
          <table:table-cell/>
          <table:table-cell table:formula="of:=[.B109]/[.B108]" office:value-type="float" office:value="5.34163140778844" calcext:value-type="float">
            <text:p>5,34163140778844</text:p>
          </table:table-cell>
          <table:table-cell table:formula="of:=[.C109]/[.C108]" office:value-type="float" office:value="5.33164358308135" calcext:value-type="float">
            <text:p>5,33164358308135</text:p>
          </table:table-cell>
          <table:table-cell/>
          <table:table-cell table:formula="of:=([.B109]+[.C109])/[.G109]" office:value-type="float" office:value="1.58068417632621" calcext:value-type="float">
            <text:p>1,5806841763262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516884" calcext:value-type="float">
            <text:p>21516884</text:p>
          </table:table-cell>
          <table:table-cell office:value-type="float" office:value="290498783" calcext:value-type="float">
            <text:p>290498783</text:p>
          </table:table-cell>
          <table:table-cell office:value-type="float" office:value="156011987" calcext:value-type="float">
            <text:p>156011987</text:p>
          </table:table-cell>
          <table:table-cell office:value-type="float" office:value="156003680" calcext:value-type="float">
            <text:p>156003680</text:p>
          </table:table-cell>
          <table:table-cell table:number-columns-repeated="4"/>
          <table:table-cell table:formula="of:=[.B110]/[.B109]" office:value-type="float" office:value="5.32938063232648" calcext:value-type="float">
            <text:p>5,32938063232648</text:p>
          </table:table-cell>
          <table:table-cell table:formula="of:=[.C110]/[.C109]" office:value-type="float" office:value="5.32694511052421" calcext:value-type="float">
            <text:p>5,3269451105242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4T18:37:07.004335333</dc:date>
    <meta:editing-duration>PT17M56S</meta:editing-duration>
    <meta:editing-cycles>4</meta:editing-cycles>
    <meta:generator>LibreOffice/6.3.5.2$Linux_X86_64 LibreOffice_project/30$Build-2</meta:generator>
    <meta:document-statistic meta:table-count="1" meta:cell-count="92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line" chart:style-name="ch1">
        <chart:title svg:x="4.086cm" svg:y="0.316cm" chart:style-name="ch2">
          <text:p>évolution du rapport vivant/mort par an</text:p>
        </chart:title>
        <chart:legend chart:legend-position="end" svg:x="13.715cm" svg:y="1.962cm" style:legend-expansion="high" chart:style-name="ch3"/>
        <chart:plot-area chart:style-name="ch4" table:cell-range-address="result10expFull.M3:result10expFull.M10 result10expFull.M14:result10expFull.M21 result10expFull.M25:result10expFull.M32 result10expFull.M36:result10expFull.M43 result10expFull.M47:result10expFull.M54 result10expFull.M58:result10expFull.M65 result10expFull.M69:result10expFull.M76 result10expFull.M80:result10expFull.M87 result10expFull.M91:result10expFull.M98 result10expFull.M102:result10expFull.M109" chart:data-source-has-labels="row" svg:x="1.33cm" svg:y="1.275cm" svg:width="12.066cm" svg:height="6.569cm">
          <chartooo:coordinate-region svg:x="2.242cm" svg:y="1.474cm" svg:width="11.06cm" svg:height="5.723cm"/>
          <chart:axis chart:dimension="x" chart:name="primary-x" chart:style-name="ch5">
            <chart:title svg:x="6.843cm" svg:y="8.024cm" chart:style-name="ch6">
              <text:p>année</text:p>
            </chart:title>
          </chart:axis>
          <chart:axis chart:dimension="y" chart:name="primary-y" chart:style-name="ch5">
            <chart:title svg:x="0.451cm" svg:y="5.952cm" chart:style-name="ch7">
              <text:p>rapport vivant/mort</text:p>
            </chart:title>
            <chart:grid chart:style-name="ch8" chart:class="major"/>
          </chart:axis>
          <chart:series chart:style-name="ch9" chart:values-cell-range-address="result10expFull.M3:result10expFull.M10" loext:label-string="exp1" chart:class="chart:line">
            <chart:data-point chart:repeated="8"/>
          </chart:series>
          <chart:series chart:style-name="ch10" chart:values-cell-range-address="result10expFull.M14:result10expFull.M21" loext:label-string="exp2" chart:class="chart:line">
            <chart:data-point chart:repeated="8"/>
          </chart:series>
          <chart:series chart:style-name="ch11" chart:values-cell-range-address="result10expFull.M25:result10expFull.M32" loext:label-string="exp3" chart:class="chart:line">
            <chart:data-point chart:repeated="8"/>
          </chart:series>
          <chart:series chart:style-name="ch12" chart:values-cell-range-address="result10expFull.M36:result10expFull.M43" loext:label-string="exp4" chart:class="chart:line">
            <chart:data-point chart:repeated="8"/>
          </chart:series>
          <chart:series chart:style-name="ch13" chart:values-cell-range-address="result10expFull.M47:result10expFull.M54" loext:label-string="exp5" chart:class="chart:line">
            <chart:data-point chart:repeated="8"/>
          </chart:series>
          <chart:series chart:style-name="ch14" chart:values-cell-range-address="result10expFull.M58:result10expFull.M65" loext:label-string="exp6" chart:class="chart:line">
            <chart:data-point chart:repeated="8"/>
          </chart:series>
          <chart:series chart:style-name="ch15" chart:values-cell-range-address="result10expFull.M69:result10expFull.M76" loext:label-string="exp7" chart:class="chart:line">
            <chart:data-point chart:repeated="8"/>
          </chart:series>
          <chart:series chart:style-name="ch16" chart:values-cell-range-address="result10expFull.M80:result10expFull.M87" loext:label-string="exp8" chart:class="chart:line">
            <chart:data-point chart:repeated="8"/>
          </chart:series>
          <chart:series chart:style-name="ch17" chart:values-cell-range-address="result10expFull.M91:result10expFull.M98" loext:label-string="exp9" chart:class="chart:line">
            <chart:data-point chart:repeated="8"/>
          </chart:series>
          <chart:series chart:style-name="ch18" chart:values-cell-range-address="result10expFull.M102:result10expFull.M109" loext:label-string="exp10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1</text:p>
              </table:table-cell>
              <table:table-cell office:value-type="string">
                <text:p>exp2</text:p>
              </table:table-cell>
              <table:table-cell office:value-type="string">
                <text:p>exp3</text:p>
              </table:table-cell>
              <table:table-cell office:value-type="string">
                <text:p>exp4</text:p>
              </table:table-cell>
              <table:table-cell office:value-type="string">
                <text:p>exp5</text:p>
              </table:table-cell>
              <table:table-cell office:value-type="string">
                <text:p>exp6</text:p>
              </table:table-cell>
              <table:table-cell office:value-type="string">
                <text:p>exp7</text:p>
              </table:table-cell>
              <table:table-cell office:value-type="string">
                <text:p>exp8</text:p>
              </table:table-cell>
              <table:table-cell office:value-type="string">
                <text:p>exp9</text:p>
              </table:table-cell>
              <table:table-cell office:value-type="string">
                <text:p>exp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7881355932203">
                <text:p>1.47881355932203</text:p>
                <draw:g>
                  <svg:desc>result10expFull.M3:result10expFull.M10</svg:desc>
                </draw:g>
              </table:table-cell>
              <table:table-cell office:value-type="float" office:value="1.58778625954198">
                <text:p>1.58778625954198</text:p>
                <draw:g>
                  <svg:desc>result10expFull.M14:result10expFull.M21</svg:desc>
                </draw:g>
              </table:table-cell>
              <table:table-cell office:value-type="float" office:value="1.54181818181818">
                <text:p>1.54181818181818</text:p>
                <draw:g>
                  <svg:desc>result10expFull.M25:result10expFull.M32</svg:desc>
                </draw:g>
              </table:table-cell>
              <table:table-cell office:value-type="float" office:value="1.55892255892256">
                <text:p>1.55892255892256</text:p>
                <draw:g>
                  <svg:desc>result10expFull.M36:result10expFull.M43</svg:desc>
                </draw:g>
              </table:table-cell>
              <table:table-cell office:value-type="float" office:value="1.61290322580645">
                <text:p>1.61290322580645</text:p>
                <draw:g>
                  <svg:desc>result10expFull.M47:result10expFull.M54</svg:desc>
                </draw:g>
              </table:table-cell>
              <table:table-cell office:value-type="float" office:value="1.57936507936508">
                <text:p>1.57936507936508</text:p>
                <draw:g>
                  <svg:desc>result10expFull.M58:result10expFull.M65</svg:desc>
                </draw:g>
              </table:table-cell>
              <table:table-cell office:value-type="float" office:value="1.59821428571429">
                <text:p>1.59821428571429</text:p>
                <draw:g>
                  <svg:desc>result10expFull.M69:result10expFull.M76</svg:desc>
                </draw:g>
              </table:table-cell>
              <table:table-cell office:value-type="float" office:value="1.5625">
                <text:p>1.5625</text:p>
                <draw:g>
                  <svg:desc>result10expFull.M80:result10expFull.M87</svg:desc>
                </draw:g>
              </table:table-cell>
              <table:table-cell office:value-type="float" office:value="1.69194312796209">
                <text:p>1.69194312796209</text:p>
                <draw:g>
                  <svg:desc>result10expFull.M91:result10expFull.M98</svg:desc>
                </draw:g>
              </table:table-cell>
              <table:table-cell office:value-type="float" office:value="1.59459459459459">
                <text:p>1.59459459459459</text:p>
                <draw:g>
                  <svg:desc>result10expFull.M102:result10expFull.M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2315789473684">
                <text:p>1.62315789473684</text:p>
              </table:table-cell>
              <table:table-cell office:value-type="float" office:value="1.64745762711864">
                <text:p>1.64745762711864</text:p>
              </table:table-cell>
              <table:table-cell office:value-type="float" office:value="1.54177718832891">
                <text:p>1.54177718832891</text:p>
              </table:table-cell>
              <table:table-cell office:value-type="float" office:value="1.56047587574356">
                <text:p>1.56047587574356</text:p>
              </table:table-cell>
              <table:table-cell office:value-type="float" office:value="1.59816152330926">
                <text:p>1.59816152330926</text:p>
              </table:table-cell>
              <table:table-cell office:value-type="float" office:value="1.55732725892179">
                <text:p>1.55732725892179</text:p>
              </table:table-cell>
              <table:table-cell office:value-type="float" office:value="1.507">
                <text:p>1.507</text:p>
              </table:table-cell>
              <table:table-cell office:value-type="float" office:value="1.61416824794434">
                <text:p>1.61416824794434</text:p>
              </table:table-cell>
              <table:table-cell office:value-type="float" office:value="1.58623548922056">
                <text:p>1.58623548922056</text:p>
              </table:table-cell>
              <table:table-cell office:value-type="float" office:value="1.63445945945946">
                <text:p>1.63445945945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811361981063">
                <text:p>1.57811361981063</text:p>
              </table:table-cell>
              <table:table-cell office:value-type="float" office:value="1.5637089346024">
                <text:p>1.5637089346024</text:p>
              </table:table-cell>
              <table:table-cell office:value-type="float" office:value="1.58085430968726">
                <text:p>1.58085430968726</text:p>
              </table:table-cell>
              <table:table-cell office:value-type="float" office:value="1.57528865611237">
                <text:p>1.57528865611237</text:p>
              </table:table-cell>
              <table:table-cell office:value-type="float" office:value="1.57743879936032">
                <text:p>1.57743879936032</text:p>
              </table:table-cell>
              <table:table-cell office:value-type="float" office:value="1.58121530820917">
                <text:p>1.58121530820917</text:p>
              </table:table-cell>
              <table:table-cell office:value-type="float" office:value="1.56998391174443">
                <text:p>1.56998391174443</text:p>
              </table:table-cell>
              <table:table-cell office:value-type="float" office:value="1.56901378122308">
                <text:p>1.56901378122308</text:p>
              </table:table-cell>
              <table:table-cell office:value-type="float" office:value="1.5840570719603">
                <text:p>1.5840570719603</text:p>
              </table:table-cell>
              <table:table-cell office:value-type="float" office:value="1.58440931579582">
                <text:p>1.58440931579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240153363541">
                <text:p>1.59240153363541</text:p>
              </table:table-cell>
              <table:table-cell office:value-type="float" office:value="1.58263093646457">
                <text:p>1.58263093646457</text:p>
              </table:table-cell>
              <table:table-cell office:value-type="float" office:value="1.57880019120459">
                <text:p>1.57880019120459</text:p>
              </table:table-cell>
              <table:table-cell office:value-type="float" office:value="1.58314304902619">
                <text:p>1.58314304902619</text:p>
              </table:table-cell>
              <table:table-cell office:value-type="float" office:value="1.58500200004706">
                <text:p>1.58500200004706</text:p>
              </table:table-cell>
              <table:table-cell office:value-type="float" office:value="1.58264394440768">
                <text:p>1.58264394440768</text:p>
              </table:table-cell>
              <table:table-cell office:value-type="float" office:value="1.5845644983462">
                <text:p>1.5845644983462</text:p>
              </table:table-cell>
              <table:table-cell office:value-type="float" office:value="1.57440045640702">
                <text:p>1.57440045640702</text:p>
              </table:table-cell>
              <table:table-cell office:value-type="float" office:value="1.58467459762071">
                <text:p>1.58467459762071</text:p>
              </table:table-cell>
              <table:table-cell office:value-type="float" office:value="1.58251490705016">
                <text:p>1.58251490705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8012707377339">
                <text:p>1.58012707377339</text:p>
              </table:table-cell>
              <table:table-cell office:value-type="float" office:value="1.58340891953621">
                <text:p>1.58340891953621</text:p>
              </table:table-cell>
              <table:table-cell office:value-type="float" office:value="1.57950317257743">
                <text:p>1.57950317257743</text:p>
              </table:table-cell>
              <table:table-cell office:value-type="float" office:value="1.57753896197476">
                <text:p>1.57753896197476</text:p>
              </table:table-cell>
              <table:table-cell office:value-type="float" office:value="1.57940259127563">
                <text:p>1.57940259127563</text:p>
              </table:table-cell>
              <table:table-cell office:value-type="float" office:value="1.57976647686906">
                <text:p>1.57976647686906</text:p>
              </table:table-cell>
              <table:table-cell office:value-type="float" office:value="1.58069669512215">
                <text:p>1.58069669512215</text:p>
              </table:table-cell>
              <table:table-cell office:value-type="float" office:value="1.57932078836516">
                <text:p>1.57932078836516</text:p>
              </table:table-cell>
              <table:table-cell office:value-type="float" office:value="1.57989019573803">
                <text:p>1.57989019573803</text:p>
              </table:table-cell>
              <table:table-cell office:value-type="float" office:value="1.57926796818392">
                <text:p>1.57926796818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8007785817406">
                <text:p>1.58007785817406</text:p>
              </table:table-cell>
              <table:table-cell office:value-type="float" office:value="1.57912290531248">
                <text:p>1.57912290531248</text:p>
              </table:table-cell>
              <table:table-cell office:value-type="float" office:value="1.58154315322436">
                <text:p>1.58154315322436</text:p>
              </table:table-cell>
              <table:table-cell office:value-type="float" office:value="1.57960781450039">
                <text:p>1.57960781450039</text:p>
              </table:table-cell>
              <table:table-cell office:value-type="float" office:value="1.58000807648364">
                <text:p>1.58000807648364</text:p>
              </table:table-cell>
              <table:table-cell office:value-type="float" office:value="1.57854451998587">
                <text:p>1.57854451998587</text:p>
              </table:table-cell>
              <table:table-cell office:value-type="float" office:value="1.58233485738365">
                <text:p>1.58233485738365</text:p>
              </table:table-cell>
              <table:table-cell office:value-type="float" office:value="1.58009924762044">
                <text:p>1.58009924762044</text:p>
              </table:table-cell>
              <table:table-cell office:value-type="float" office:value="1.57993517735431">
                <text:p>1.57993517735431</text:p>
              </table:table-cell>
              <table:table-cell office:value-type="float" office:value="1.57964059182025">
                <text:p>1.57964059182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7960596594261">
                <text:p>1.57960596594261</text:p>
              </table:table-cell>
              <table:table-cell office:value-type="float" office:value="1.58022970230106">
                <text:p>1.58022970230106</text:p>
              </table:table-cell>
              <table:table-cell office:value-type="float" office:value="1.58072981139754">
                <text:p>1.58072981139754</text:p>
              </table:table-cell>
              <table:table-cell office:value-type="float" office:value="1.58035391753805">
                <text:p>1.58035391753805</text:p>
              </table:table-cell>
              <table:table-cell office:value-type="float" office:value="1.57986994240579">
                <text:p>1.57986994240579</text:p>
              </table:table-cell>
              <table:table-cell office:value-type="float" office:value="1.58031392414636">
                <text:p>1.58031392414636</text:p>
              </table:table-cell>
              <table:table-cell office:value-type="float" office:value="1.58029125652767">
                <text:p>1.58029125652767</text:p>
              </table:table-cell>
              <table:table-cell office:value-type="float" office:value="1.58015118639341">
                <text:p>1.58015118639341</text:p>
              </table:table-cell>
              <table:table-cell office:value-type="float" office:value="1.58033784555111">
                <text:p>1.58033784555111</text:p>
              </table:table-cell>
              <table:table-cell office:value-type="float" office:value="1.58119245703684">
                <text:p>1.58119245703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8028812393406">
                <text:p>1.58028812393406</text:p>
              </table:table-cell>
              <table:table-cell office:value-type="float" office:value="1.58050061520415">
                <text:p>1.58050061520415</text:p>
              </table:table-cell>
              <table:table-cell office:value-type="float" office:value="1.58048968169413">
                <text:p>1.58048968169413</text:p>
              </table:table-cell>
              <table:table-cell office:value-type="float" office:value="1.58014060989807">
                <text:p>1.58014060989807</text:p>
              </table:table-cell>
              <table:table-cell office:value-type="float" office:value="1.58047600874089">
                <text:p>1.58047600874089</text:p>
              </table:table-cell>
              <table:table-cell office:value-type="float" office:value="1.58026635150825">
                <text:p>1.58026635150825</text:p>
              </table:table-cell>
              <table:table-cell office:value-type="float" office:value="1.58045960729589">
                <text:p>1.58045960729589</text:p>
              </table:table-cell>
              <table:table-cell office:value-type="float" office:value="1.58038881465466">
                <text:p>1.58038881465466</text:p>
              </table:table-cell>
              <table:table-cell office:value-type="float" office:value="1.58033821779273">
                <text:p>1.58033821779273</text:p>
              </table:table-cell>
              <table:table-cell office:value-type="float" office:value="1.58068417632621">
                <text:p>1.58068417632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